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PT Sans" svg:font-family="'PT Sans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erif" svg:font-family="'Liberation Serif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23cm" style:contextual-spacing="false"/>
      <style:text-properties fo:font-size="16pt" fo:language="en" fo:country="US" style:font-size-asian="16pt" style:font-size-complex="16pt"/>
    </style:style>
    <style:style style:name="P2" style:family="paragraph" style:parent-style-name="Standard">
      <style:paragraph-properties fo:margin-top="0cm" fo:margin-bottom="0.423cm" style:contextual-spacing="false"/>
      <style:text-properties fo:font-size="16pt" fo:language="en" fo:country="US" officeooo:rsid="0020a062" officeooo:paragraph-rsid="0020a062" style:font-size-asian="16pt" style:font-size-complex="16pt"/>
    </style:style>
    <style:style style:name="P3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117415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24a83a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2e8249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30114e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31c03b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35d23a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36e1f9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38becf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top="0cm" fo:margin-bottom="0.423cm" style:contextual-spacing="false"/>
      <style:text-properties officeooo:paragraph-rsid="0018bfd0"/>
    </style:style>
    <style:style style:name="P12" style:family="paragraph" style:parent-style-name="Standard">
      <style:paragraph-properties fo:margin-top="0cm" fo:margin-bottom="0.423cm" style:contextual-spacing="false"/>
      <style:text-properties fo:font-variant="normal" fo:text-transform="none" fo:color="#212529" loext:opacity="100%" style:font-name="PT Sans" fo:font-size="16pt" fo:letter-spacing="normal" fo:language="en" fo:country="US" fo:font-style="normal" fo:font-weight="bold" officeooo:rsid="000c0fd5" officeooo:paragraph-rsid="000c0fd5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cm" fo:margin-bottom="0.423cm" style:contextual-spacing="false"/>
      <style:text-properties fo:font-variant="normal" fo:text-transform="none" fo:color="#212529" loext:opacity="100%" style:font-name="PT Sans" fo:font-size="16pt" fo:letter-spacing="normal" fo:language="en" fo:country="US" fo:font-style="normal" fo:font-weight="bold" officeooo:rsid="0020a062" officeooo:paragraph-rsid="0020a062" style:letter-kerning="false" style:font-name-asian="Calibri1" style:font-size-asian="16pt" style:language-asian="en" style:country-asian="US" style:font-weight-asian="bold" style:font-name-complex="Tahoma" style:font-size-complex="16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.423cm" style:contextual-spacing="false"/>
      <style:text-properties officeooo:paragraph-rsid="00117415"/>
    </style:style>
    <style:style style:name="P15" style:family="paragraph" style:parent-style-name="Standard">
      <style:paragraph-properties fo:margin-top="0cm" fo:margin-bottom="0.423cm" style:contextual-spacing="false"/>
      <style:text-properties officeooo:paragraph-rsid="0020bafa"/>
    </style:style>
    <style:style style:name="P16" style:family="paragraph" style:parent-style-name="Standard">
      <style:paragraph-properties fo:margin-top="0cm" fo:margin-bottom="0.423cm" style:contextual-spacing="false"/>
      <style:text-properties officeooo:paragraph-rsid="0024a83a"/>
    </style:style>
    <style:style style:name="P17" style:family="paragraph" style:parent-style-name="Standard">
      <style:paragraph-properties fo:margin-top="0cm" fo:margin-bottom="0.423cm" style:contextual-spacing="false"/>
      <style:text-properties officeooo:paragraph-rsid="00275b8e"/>
    </style:style>
    <style:style style:name="P18" style:family="paragraph" style:parent-style-name="Standard">
      <style:paragraph-properties fo:margin-top="0cm" fo:margin-bottom="0.423cm" style:contextual-spacing="false"/>
      <style:text-properties officeooo:paragraph-rsid="00290989"/>
    </style:style>
    <style:style style:name="P19" style:family="paragraph" style:parent-style-name="Standard">
      <style:paragraph-properties fo:margin-top="0cm" fo:margin-bottom="0.423cm" style:contextual-spacing="false"/>
      <style:text-properties officeooo:paragraph-rsid="00410a9f"/>
    </style:style>
    <style:style style:name="P20" style:family="paragraph" style:parent-style-name="Preformatted_20_Text">
      <style:paragraph-properties fo:margin-top="0cm" fo:margin-bottom="0.423cm" style:contextual-spacing="false"/>
      <style:text-properties officeooo:paragraph-rsid="0024a83a"/>
    </style:style>
    <style:style style:name="P21" style:family="paragraph" style:parent-style-name="Preformatted_20_Text">
      <style:paragraph-properties fo:margin-top="0cm" fo:margin-bottom="0.423cm" style:contextual-spacing="false"/>
      <style:text-properties officeooo:paragraph-rsid="00275b8e"/>
    </style:style>
    <style:style style:name="P22" style:family="paragraph" style:parent-style-name="Preformatted_20_Text">
      <style:paragraph-properties fo:margin-top="0cm" fo:margin-bottom="0.423cm" style:contextual-spacing="false"/>
      <style:text-properties officeooo:paragraph-rsid="002e8249"/>
    </style:style>
    <style:style style:name="P23" style:family="paragraph" style:parent-style-name="Preformatted_20_Text">
      <style:paragraph-properties fo:margin-top="0cm" fo:margin-bottom="0.423cm" style:contextual-spacing="false"/>
      <style:text-properties officeooo:paragraph-rsid="002f10be"/>
    </style:style>
    <style:style style:name="P24" style:family="paragraph" style:parent-style-name="Preformatted_20_Text">
      <style:paragraph-properties fo:margin-top="0cm" fo:margin-bottom="0.423cm" style:contextual-spacing="false"/>
      <style:text-properties officeooo:paragraph-rsid="0030114e"/>
    </style:style>
    <style:style style:name="P25" style:family="paragraph" style:parent-style-name="Preformatted_20_Text">
      <style:paragraph-properties fo:margin-top="0cm" fo:margin-bottom="0.423cm" style:contextual-spacing="false"/>
      <style:text-properties officeooo:paragraph-rsid="0043cf3e"/>
    </style:style>
    <style:style style:name="P26" style:family="paragraph" style:parent-style-name="Preformatted_20_Text">
      <style:paragraph-properties fo:margin-top="0cm" fo:margin-bottom="0.423cm" style:contextual-spacing="false"/>
      <style:text-properties officeooo:paragraph-rsid="005b1478"/>
    </style:style>
    <style:style style:name="P27" style:family="paragraph" style:parent-style-name="Standard">
      <style:paragraph-properties fo:margin-top="0cm" fo:margin-bottom="0.122cm" style:contextual-spacing="false" fo:break-before="page"/>
      <style:text-properties fo:font-size="16pt" fo:language="en" fo:country="US" fo:font-weight="bold" officeooo:rsid="00117415" officeooo:paragraph-rsid="006da60f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top="0cm" fo:margin-bottom="0.122cm" style:contextual-spacing="false"/>
      <style:text-properties fo:font-size="16pt" fo:language="en" fo:country="US" fo:font-weight="bold" officeooo:rsid="00117415" officeooo:paragraph-rsid="0070390a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top="0cm" fo:margin-bottom="0.122cm" style:contextual-spacing="false"/>
      <style:text-properties fo:font-size="16pt" fo:language="en" fo:country="US" fo:font-weight="bold" officeooo:rsid="00117415" officeooo:paragraph-rsid="006e307d" style:font-size-asian="16pt" style:font-weight-asian="bold" style:font-size-complex="16pt" style:font-weight-complex="bold"/>
    </style:style>
    <style:style style:name="P30" style:family="paragraph" style:parent-style-name="Preformatted_20_Text">
      <style:paragraph-properties fo:margin-top="0cm" fo:margin-bottom="0.423cm" style:contextual-spacing="false"/>
      <style:text-properties officeooo:paragraph-rsid="00967284"/>
    </style:style>
    <style:style style:name="P31" style:family="paragraph" style:parent-style-name="Preformatted_20_Text">
      <style:paragraph-properties fo:margin-top="0cm" fo:margin-bottom="0.423cm" style:contextual-spacing="false"/>
      <style:text-properties officeooo:paragraph-rsid="0096d4b7"/>
    </style:style>
    <style:style style:name="P32" style:family="paragraph" style:parent-style-name="Preformatted_20_Text">
      <style:paragraph-properties fo:margin-top="0cm" fo:margin-bottom="0.423cm" style:contextual-spacing="false"/>
      <style:text-properties officeooo:paragraph-rsid="0097a774"/>
    </style:style>
    <style:style style:name="P33" style:family="paragraph" style:parent-style-name="Preformatted_20_Text">
      <style:paragraph-properties fo:margin-top="0cm" fo:margin-bottom="0.423cm" style:contextual-spacing="false"/>
      <style:text-properties officeooo:paragraph-rsid="009a05d8"/>
    </style:style>
    <style:style style:name="P34" style:family="paragraph" style:parent-style-name="Preformatted_20_Text">
      <style:paragraph-properties fo:margin-top="0cm" fo:margin-bottom="0.423cm" style:contextual-spacing="false"/>
      <style:text-properties officeooo:paragraph-rsid="009c1c53"/>
    </style:style>
    <style:style style:name="P35" style:family="paragraph" style:parent-style-name="Preformatted_20_Text">
      <style:paragraph-properties fo:margin-top="0cm" fo:margin-bottom="0.423cm" style:contextual-spacing="false"/>
      <style:text-properties officeooo:paragraph-rsid="00c22270"/>
    </style:style>
    <style:style style:name="P36" style:family="paragraph" style:parent-style-name="Standard" style:list-style-name="L1">
      <style:paragraph-properties fo:margin-top="0cm" fo:margin-bottom="0.423cm" style:contextual-spacing="false"/>
      <style:text-properties officeooo:paragraph-rsid="0020bafa"/>
    </style:style>
    <style:style style:name="P37" style:family="paragraph" style:parent-style-name="Standard">
      <style:paragraph-properties fo:margin-top="0cm" fo:margin-bottom="0.423cm" style:contextual-spacing="false"/>
      <style:text-properties officeooo:paragraph-rsid="002c22f9"/>
    </style:style>
    <style:style style:name="P38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ad3139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af16d4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top="0cm" fo:margin-bottom="0.423cm" style:contextual-spacing="false"/>
      <style:text-properties fo:font-size="16pt" fo:language="en" fo:country="US" fo:font-weight="bold" officeooo:rsid="00117415" officeooo:paragraph-rsid="00c54950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top="0cm" fo:margin-bottom="0.423cm" style:contextual-spacing="false"/>
      <style:text-properties officeooo:paragraph-rsid="00bb0544"/>
    </style:style>
    <style:style style:name="P42" style:family="paragraph" style:parent-style-name="Standard">
      <style:paragraph-properties fo:margin-top="0cm" fo:margin-bottom="0.122cm" style:contextual-spacing="false"/>
      <style:text-properties fo:font-size="16pt" fo:language="en" fo:country="US" fo:font-weight="bold" officeooo:rsid="00117415" officeooo:paragraph-rsid="0071eee4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top="0cm" fo:margin-bottom="0.122cm" style:contextual-spacing="false"/>
      <style:text-properties fo:font-size="16pt" fo:language="en" fo:country="US" fo:font-weight="bold" officeooo:rsid="00117415" officeooo:paragraph-rsid="0070390a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top="0cm" fo:margin-bottom="0.122cm" style:contextual-spacing="false"/>
      <style:text-properties fo:font-size="16pt" fo:language="en" fo:country="US" fo:font-weight="bold" officeooo:rsid="00117415" officeooo:paragraph-rsid="0076dead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top="0cm" fo:margin-bottom="0.122cm" style:contextual-spacing="false"/>
      <style:text-properties fo:font-size="16pt" fo:language="en" fo:country="US" fo:font-weight="bold" officeooo:rsid="00117415" officeooo:paragraph-rsid="00813771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top="0cm" fo:margin-bottom="0.122cm" style:contextual-spacing="false"/>
      <style:text-properties fo:font-size="16pt" fo:language="en" fo:country="US" fo:font-weight="bold" officeooo:rsid="00117415" officeooo:paragraph-rsid="008994d2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top="0cm" fo:margin-bottom="0.122cm" style:contextual-spacing="false" fo:break-before="page"/>
      <style:text-properties fo:font-size="16pt" fo:language="en" fo:country="US" fo:font-weight="bold" officeooo:rsid="00117415" officeooo:paragraph-rsid="007f5523" style:font-size-asian="16pt" style:font-weight-asian="bold" style:font-size-complex="16pt" style:font-weight-complex="bold"/>
    </style:style>
    <style:style style:name="P48" style:family="paragraph" style:parent-style-name="Standard" style:list-style-name="L2" style:master-page-name="">
      <loext:graphic-properties draw:fill="none"/>
      <style:paragraph-properties fo:margin-left="1cm" fo:margin-right="0cm" fo:margin-top="0cm" fo:margin-bottom="0.122cm" style:contextual-spacing="false" fo:line-height="108%" fo:text-align="start" style:justify-single-word="false" fo:orphans="2" fo:widows="2" fo:hyphenation-ladder-count="no-limit" fo:text-indent="-1cm" style:auto-text-indent="false" style:page-number="auto" fo:background-color="transparent" style:writing-mode="lr-tb"/>
      <style:text-properties officeooo:paragraph-rsid="006da60f" fo:hyphenate="false" fo:hyphenation-remain-char-count="2" fo:hyphenation-push-char-count="2" loext:hyphenation-no-caps="false"/>
    </style:style>
    <style:style style:name="P49" style:family="paragraph" style:parent-style-name="Standard" style:list-style-name="L2">
      <loext:graphic-properties draw:fill="none"/>
      <style:paragraph-properties fo:margin-left="1cm" fo:margin-right="0cm" fo:margin-top="0cm" fo:margin-bottom="0.122cm" style:contextual-spacing="false" fo:line-height="108%" fo:text-align="start" style:justify-single-word="false" fo:orphans="2" fo:widows="2" fo:hyphenation-ladder-count="no-limit" fo:text-indent="-1cm" style:auto-text-indent="false" fo:background-color="transparent" style:writing-mode="lr-tb"/>
      <style:text-properties officeooo:paragraph-rsid="007ad5cc" fo:hyphenate="false" fo:hyphenation-remain-char-count="2" fo:hyphenation-push-char-count="2" loext:hyphenation-no-caps="false"/>
    </style:style>
    <style:style style:name="P50" style:family="paragraph" style:parent-style-name="Standard" style:list-style-name="L2">
      <loext:graphic-properties draw:fill="none"/>
      <style:paragraph-properties fo:margin-left="1cm" fo:margin-right="0cm" fo:margin-top="0cm" fo:margin-bottom="0.122cm" style:contextual-spacing="false" fo:line-height="108%" fo:text-align="start" style:justify-single-word="false" fo:orphans="2" fo:widows="2" fo:hyphenation-ladder-count="no-limit" fo:text-indent="-1cm" style:auto-text-indent="false" fo:background-color="transparent" style:writing-mode="lr-tb"/>
      <style:text-properties fo:font-size="16pt" fo:language="en" fo:country="US" fo:font-weight="bold" officeooo:rsid="00117415" officeooo:paragraph-rsid="007ad5cc" style:font-size-asian="16pt" style:font-weight-asian="bold" style:font-size-complex="16pt" style:font-weight-complex="bold" fo:hyphenate="false" fo:hyphenation-remain-char-count="2" fo:hyphenation-push-char-count="2" loext:hyphenation-no-caps="false"/>
    </style:style>
    <style:style style:name="P51" style:family="paragraph" style:parent-style-name="Standard" style:list-style-name="L2">
      <loext:graphic-properties draw:fill="none"/>
      <style:paragraph-properties fo:margin-left="1cm" fo:margin-right="0cm" fo:margin-top="0cm" fo:margin-bottom="0.122cm" style:contextual-spacing="false" fo:line-height="108%" fo:text-align="start" style:justify-single-word="false" fo:orphans="2" fo:widows="2" fo:hyphenation-ladder-count="no-limit" fo:text-indent="-1cm" style:auto-text-indent="false" fo:background-color="transparent" style:writing-mode="lr-tb"/>
      <style:text-properties fo:font-size="16pt" fo:language="en" fo:country="US" fo:font-weight="bold" officeooo:rsid="00117415" officeooo:paragraph-rsid="007f050e" style:font-size-asian="16pt" style:font-weight-asian="bold" style:font-size-complex="16pt" style:font-weight-complex="bold" fo:hyphenate="false" fo:hyphenation-remain-char-count="2" fo:hyphenation-push-char-count="2" loext:hyphenation-no-caps="false"/>
    </style:style>
    <style:style style:name="P52" style:family="paragraph" style:parent-style-name="Standard" style:list-style-name="L2">
      <loext:graphic-properties draw:fill="none"/>
      <style:paragraph-properties fo:margin-left="1cm" fo:margin-right="0cm" fo:margin-top="0cm" fo:margin-bottom="0.122cm" style:contextual-spacing="false" fo:line-height="108%" fo:text-align="start" style:justify-single-word="false" fo:orphans="2" fo:widows="2" fo:hyphenation-ladder-count="no-limit" fo:text-indent="-1cm" style:auto-text-indent="false" fo:background-color="transparent" style:writing-mode="lr-tb"/>
      <style:text-properties fo:font-size="16pt" fo:language="en" fo:country="US" fo:font-weight="bold" officeooo:rsid="00117415" officeooo:paragraph-rsid="00813771" style:font-size-asian="16pt" style:font-weight-asian="bold" style:font-size-complex="16pt" style:font-weight-complex="bold" fo:hyphenate="false" fo:hyphenation-remain-char-count="2" fo:hyphenation-push-char-count="2" loext:hyphenation-no-caps="false"/>
    </style:style>
    <style:style style:name="P53" style:family="paragraph" style:parent-style-name="Standard" style:list-style-name="L2">
      <loext:graphic-properties draw:fill="none"/>
      <style:paragraph-properties fo:margin-left="1cm" fo:margin-right="0cm" fo:margin-top="0cm" fo:margin-bottom="0.122cm" style:contextual-spacing="false" fo:line-height="108%" fo:text-align="start" style:justify-single-word="false" fo:orphans="2" fo:widows="2" fo:hyphenation-ladder-count="no-limit" fo:text-indent="-1cm" style:auto-text-indent="false" fo:background-color="transparent" style:writing-mode="lr-tb"/>
      <style:text-properties fo:font-size="16pt" fo:language="en" fo:country="US" fo:font-weight="bold" officeooo:rsid="00117415" officeooo:paragraph-rsid="008397c3" style:font-size-asian="16pt" style:font-weight-asian="bold" style:font-size-complex="16pt" style:font-weight-complex="bold" fo:hyphenate="false" fo:hyphenation-remain-char-count="2" fo:hyphenation-push-char-count="2" loext:hyphenation-no-caps="false"/>
    </style:style>
    <style:style style:name="P54" style:family="paragraph" style:parent-style-name="Standard">
      <loext:graphic-properties draw:fill="none"/>
      <style:paragraph-properties fo:margin-left="1cm" fo:margin-right="0cm" fo:margin-top="0cm" fo:margin-bottom="0.122cm" style:contextual-spacing="false" fo:line-height="108%" fo:text-align="start" style:justify-single-word="false" fo:orphans="2" fo:widows="2" fo:hyphenation-ladder-count="no-limit" fo:text-indent="-1cm" style:auto-text-indent="false" fo:background-color="transparent" style:writing-mode="lr-tb"/>
      <style:text-properties fo:font-size="16pt" fo:language="en" fo:country="US" fo:font-weight="bold" officeooo:rsid="00117415" officeooo:paragraph-rsid="00813771" style:font-size-asian="16pt" style:font-weight-asian="bold" style:font-size-complex="16pt" style:font-weight-complex="bold" fo:hyphenate="false" fo:hyphenation-remain-char-count="2" fo:hyphenation-push-char-count="2" loext:hyphenation-no-caps="false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16pt" fo:language="en" fo:country="US" officeooo:rsid="0020a062" style:font-size-asian="16pt" style:font-size-complex="16pt"/>
    </style:style>
    <style:style style:name="T3" style:family="text">
      <style:text-properties fo:font-size="16pt" fo:language="en" fo:country="US" officeooo:rsid="00410a9f" style:font-size-asian="16pt" style:font-size-complex="16pt"/>
    </style:style>
    <style:style style:name="T4" style:family="text">
      <style:text-properties fo:font-size="16pt" fo:language="en" fo:country="US" officeooo:rsid="00b61e3d" style:font-size-asian="16pt" style:font-size-complex="16pt"/>
    </style:style>
    <style:style style:name="T5" style:family="text">
      <style:text-properties fo:font-size="16pt" fo:language="uk" fo:country="UA" officeooo:rsid="0020a062" style:font-size-asian="16pt" style:font-size-complex="16pt"/>
    </style:style>
    <style:style style:name="T6" style:family="text">
      <style:text-properties fo:font-size="16pt" fo:language="uk" fo:country="UA" officeooo:rsid="00b4fa0d" style:font-size-asian="16pt" style:font-size-complex="16pt"/>
    </style:style>
    <style:style style:name="T7" style:family="text">
      <style:text-properties fo:font-variant="normal" fo:text-transform="none" fo:color="#000000" loext:opacity="100%" style:font-name="Calibri2" fo:letter-spacing="normal" fo:font-style="normal" fo:background-color="transparent" loext:char-shading-value="0" style:font-name-asian="Times New Roman1" style:language-asian="ru" style:country-asian="RU" style:font-name-complex="Courier New1"/>
    </style:style>
    <style:style style:name="T8" style:family="text">
      <style:text-properties fo:font-variant="normal" fo:text-transform="none" fo:color="#000000" loext:opacity="100%" style:font-name="Calibri2" fo:letter-spacing="normal" fo:font-style="normal" officeooo:rsid="0020a062" fo:background-color="transparent" loext:char-shading-value="0" style:font-name-asian="Times New Roman1" style:language-asian="ru" style:country-asian="RU" style:font-name-complex="Courier New1"/>
    </style:style>
    <style:style style:name="T9" style:family="text">
      <style:text-properties fo:font-variant="normal" fo:text-transform="none" fo:color="#000000" loext:opacity="100%" style:font-name="Calibri2" fo:letter-spacing="normal" fo:font-style="normal" officeooo:rsid="0024a83a" fo:background-color="transparent" loext:char-shading-value="0" style:font-name-asian="Times New Roman1" style:language-asian="ru" style:country-asian="RU" style:font-name-complex="Courier New1"/>
    </style:style>
    <style:style style:name="T10" style:family="text">
      <style:text-properties fo:font-variant="normal" fo:text-transform="none" fo:color="#000000" loext:opacity="100%" style:font-name="Calibri2" fo:letter-spacing="normal" fo:font-style="normal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1" style:family="text">
      <style:text-properties fo:font-variant="normal" fo:text-transform="none" fo:color="#000000" loext:opacity="100%" style:font-name="Calibri2" fo:letter-spacing="normal" fo:font-style="normal" officeooo:rsid="0024a83a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2" style:family="text">
      <style:text-properties fo:font-variant="normal" fo:text-transform="none" fo:color="#000000" loext:opacity="100%" style:font-name="Calibri2" fo:letter-spacing="normal" fo:font-style="normal" officeooo:rsid="0020a062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3" style:family="text">
      <style:text-properties fo:font-variant="normal" fo:text-transform="none" fo:color="#000000" loext:opacity="100%" style:font-name="Calibri2" fo:letter-spacing="normal" fo:font-style="normal" officeooo:rsid="002e8249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4" style:family="text">
      <style:text-properties fo:font-variant="normal" fo:text-transform="none" fo:color="#000000" loext:opacity="100%" style:font-name="Calibri2" fo:letter-spacing="normal" fo:font-style="normal" officeooo:rsid="0030114e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5" style:family="text">
      <style:text-properties fo:font-variant="normal" fo:text-transform="none" fo:color="#000000" loext:opacity="100%" style:font-name="Calibri2" fo:letter-spacing="normal" fo:font-style="normal" officeooo:rsid="0031c03b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6" style:family="text">
      <style:text-properties fo:font-variant="normal" fo:text-transform="none" fo:color="#000000" loext:opacity="100%" style:font-name="Calibri2" fo:letter-spacing="normal" fo:font-style="normal" officeooo:rsid="0033b3f0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7" style:family="text">
      <style:text-properties fo:font-variant="normal" fo:text-transform="none" fo:color="#000000" loext:opacity="100%" style:font-name="Calibri2" fo:letter-spacing="normal" fo:font-style="normal" officeooo:rsid="0035d23a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8" style:family="text">
      <style:text-properties fo:font-variant="normal" fo:text-transform="none" fo:color="#000000" loext:opacity="100%" style:font-name="Calibri2" fo:letter-spacing="normal" fo:font-style="normal" officeooo:rsid="0038becf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19" style:family="text">
      <style:text-properties fo:font-variant="normal" fo:text-transform="none" fo:color="#000000" loext:opacity="100%" style:font-name="Calibri2" fo:letter-spacing="normal" fo:font-style="normal" officeooo:rsid="006da60f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20" style:family="text">
      <style:text-properties fo:font-variant="normal" fo:text-transform="none" fo:color="#000000" loext:opacity="100%" style:font-name="Calibri2" fo:letter-spacing="normal" fo:font-style="normal" officeooo:rsid="006e5625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21" style:family="text">
      <style:text-properties fo:font-variant="normal" fo:text-transform="none" fo:color="#000000" loext:opacity="100%" style:font-name="Calibri2" fo:letter-spacing="normal" fo:font-style="normal" officeooo:rsid="00a48e96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22" style:family="text">
      <style:text-properties fo:font-variant="normal" fo:text-transform="none" fo:color="#000000" loext:opacity="100%" style:font-name="Calibri2" fo:letter-spacing="normal" fo:font-style="normal" officeooo:rsid="0036e1f9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23" style:family="text">
      <style:text-properties fo:font-variant="normal" fo:text-transform="none" fo:color="#000000" loext:opacity="100%" style:font-name="Calibri2" fo:letter-spacing="normal" fo:font-style="normal" officeooo:rsid="00ad3139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24" style:family="text">
      <style:text-properties fo:font-variant="normal" fo:text-transform="none" fo:color="#000000" loext:opacity="100%" style:font-name="Calibri2" fo:letter-spacing="normal" fo:font-style="normal" officeooo:rsid="00af16d4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25" style:family="text">
      <style:text-properties fo:font-variant="normal" fo:text-transform="none" fo:color="#000000" loext:opacity="100%" style:font-name="Calibri2" fo:letter-spacing="normal" fo:font-style="normal" officeooo:rsid="00b0914a" style:letter-kerning="false" fo:background-color="transparent" loext:char-shading-value="0" style:font-name-asian="Times New Roman1" style:language-asian="ru" style:country-asian="RU" style:font-name-complex="Courier New1" style:language-complex="ar" style:country-complex="SA"/>
    </style:style>
    <style:style style:name="T26" style:family="text">
      <style:text-properties fo:font-variant="normal" fo:text-transform="none" fo:color="#000000" loext:opacity="100%" style:font-name="Calibri2" fo:letter-spacing="normal" fo:font-style="normal" fo:font-weight="normal" officeooo:rsid="00349f36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27" style:family="text">
      <style:text-properties fo:font-variant="normal" fo:text-transform="none" fo:color="#000000" loext:opacity="100%" style:font-name="Calibri2" fo:letter-spacing="normal" fo:font-style="normal" fo:font-weight="normal" officeooo:rsid="0035d23a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28" style:family="text">
      <style:text-properties fo:font-variant="normal" fo:text-transform="none" fo:color="#000000" loext:opacity="100%" style:font-name="Calibri2" fo:letter-spacing="normal" fo:font-style="normal" fo:font-weight="normal" officeooo:rsid="0036e1f9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29" style:family="text">
      <style:text-properties fo:font-variant="normal" fo:text-transform="none" fo:color="#000000" loext:opacity="100%" style:font-name="Calibri2" fo:letter-spacing="normal" fo:font-style="normal" fo:font-weight="normal" officeooo:rsid="0038becf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30" style:family="text">
      <style:text-properties fo:font-variant="normal" fo:text-transform="none" fo:color="#000000" loext:opacity="100%" style:font-name="Calibri2" fo:letter-spacing="normal" fo:font-style="normal" fo:font-weight="normal" officeooo:rsid="0061df01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31" style:family="text">
      <style:text-properties fo:font-variant="normal" fo:text-transform="none" fo:color="#000000" loext:opacity="100%" style:font-name="Calibri2" fo:letter-spacing="normal" fo:font-style="normal" fo:font-weight="normal" officeooo:rsid="00670272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32" style:family="text">
      <style:text-properties fo:font-variant="normal" fo:text-transform="none" fo:color="#000000" loext:opacity="100%" style:font-name="Calibri2" fo:letter-spacing="normal" fo:font-style="normal" fo:font-weight="normal" officeooo:rsid="006da60f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33" style:family="text">
      <style:text-properties fo:font-variant="normal" fo:text-transform="none" fo:color="#000000" loext:opacity="100%" style:font-name="Calibri2" fo:letter-spacing="normal" fo:font-style="normal" fo:font-weight="normal" officeooo:rsid="006e307d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34" style:family="text">
      <style:text-properties fo:font-variant="normal" fo:text-transform="none" fo:color="#000000" loext:opacity="100%" style:font-name="Calibri2" fo:letter-spacing="normal" fo:font-style="normal" fo:font-weight="normal" officeooo:rsid="006e5625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35" style:family="text">
      <style:text-properties fo:font-variant="normal" fo:text-transform="none" fo:color="#000000" loext:opacity="100%" style:font-name="Calibri2" fo:letter-spacing="normal" fo:font-style="normal" fo:font-weight="normal" officeooo:rsid="0070390a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36" style:family="text">
      <style:text-properties fo:font-variant="normal" fo:text-transform="none" fo:color="#000000" loext:opacity="100%" style:font-name="Calibri2" fo:letter-spacing="normal" fo:font-style="normal" fo:font-weight="normal" officeooo:rsid="0071eee4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37" style:family="text">
      <style:text-properties fo:font-variant="normal" fo:text-transform="none" fo:color="#000000" loext:opacity="100%" style:font-name="Calibri2" fo:letter-spacing="normal" fo:font-style="normal" fo:font-weight="normal" officeooo:rsid="007322a4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38" style:family="text">
      <style:text-properties fo:font-variant="normal" fo:text-transform="none" fo:color="#000000" loext:opacity="100%" style:font-name="Calibri2" fo:letter-spacing="normal" fo:font-style="normal" fo:font-weight="normal" officeooo:rsid="0076dead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39" style:family="text">
      <style:text-properties fo:font-variant="normal" fo:text-transform="none" fo:color="#000000" loext:opacity="100%" style:font-name="Calibri2" fo:letter-spacing="normal" fo:font-style="normal" fo:font-weight="normal" officeooo:rsid="007c63e2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40" style:family="text">
      <style:text-properties fo:font-variant="normal" fo:text-transform="none" fo:color="#000000" loext:opacity="100%" style:font-name="Calibri2" fo:letter-spacing="normal" fo:font-style="normal" fo:font-weight="normal" officeooo:rsid="007cc679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41" style:family="text">
      <style:text-properties fo:font-variant="normal" fo:text-transform="none" fo:color="#000000" loext:opacity="100%" style:font-name="Calibri2" fo:letter-spacing="normal" fo:font-style="normal" fo:font-weight="normal" officeooo:rsid="007da3bb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42" style:family="text">
      <style:text-properties fo:font-variant="normal" fo:text-transform="none" fo:color="#000000" loext:opacity="100%" style:font-name="Calibri2" fo:letter-spacing="normal" fo:font-style="normal" fo:font-weight="normal" officeooo:rsid="00813771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43" style:family="text">
      <style:text-properties fo:font-variant="normal" fo:text-transform="none" fo:color="#000000" loext:opacity="100%" style:font-name="Calibri2" fo:letter-spacing="normal" fo:font-style="normal" fo:font-weight="normal" officeooo:rsid="008397c3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44" style:family="text">
      <style:text-properties fo:font-variant="normal" fo:text-transform="none" fo:color="#000000" loext:opacity="100%" style:font-name="Calibri2" fo:letter-spacing="normal" fo:font-style="normal" fo:font-weight="normal" officeooo:rsid="008b727a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45" style:family="text">
      <style:text-properties fo:font-variant="normal" fo:text-transform="none" fo:color="#000000" loext:opacity="100%" style:font-name="Calibri2" fo:letter-spacing="normal" fo:font-style="normal" fo:font-weight="normal" officeooo:rsid="00a10442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46" style:family="text">
      <style:text-properties fo:font-variant="normal" fo:text-transform="none" fo:color="#000000" loext:opacity="100%" style:font-name="Calibri2" fo:letter-spacing="normal" fo:font-style="normal" fo:font-weight="normal" officeooo:rsid="00a48e96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47" style:family="text">
      <style:text-properties fo:font-variant="normal" fo:text-transform="none" fo:color="#000000" loext:opacity="100%" style:font-name="Calibri2" fo:letter-spacing="normal" fo:font-style="normal" fo:font-weight="normal" officeooo:rsid="00a5df81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48" style:family="text">
      <style:text-properties fo:font-variant="normal" fo:text-transform="none" fo:color="#000000" loext:opacity="100%" style:font-name="Calibri2" fo:letter-spacing="normal" fo:font-style="normal" fo:font-weight="normal" officeooo:rsid="00a807cd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49" style:family="text">
      <style:text-properties fo:font-variant="normal" fo:text-transform="none" fo:color="#000000" loext:opacity="100%" style:font-name="Calibri2" fo:letter-spacing="normal" fo:font-style="normal" fo:font-weight="normal" officeooo:rsid="00aaab15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50" style:family="text">
      <style:text-properties fo:font-variant="normal" fo:text-transform="none" fo:color="#000000" loext:opacity="100%" style:font-name="Calibri2" fo:letter-spacing="normal" fo:font-style="normal" fo:font-weight="normal" officeooo:rsid="00ad3139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51" style:family="text">
      <style:text-properties fo:font-variant="normal" fo:text-transform="none" fo:color="#000000" loext:opacity="100%" style:font-name="Calibri2" fo:letter-spacing="normal" fo:font-style="normal" fo:font-weight="normal" officeooo:rsid="00b0914a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52" style:family="text">
      <style:text-properties fo:font-variant="normal" fo:text-transform="none" fo:color="#000000" loext:opacity="100%" style:font-name="Calibri2" fo:letter-spacing="normal" fo:font-style="normal" fo:font-weight="normal" officeooo:rsid="00c54950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53" style:family="text">
      <style:text-properties fo:font-variant="normal" fo:text-transform="none" fo:color="#000000" loext:opacity="100%" style:font-name="Calibri2" fo:letter-spacing="normal" fo:font-style="normal" fo:font-weight="normal" officeooo:rsid="00c70d0b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54" style:family="text">
      <style:text-properties fo:font-variant="normal" fo:text-transform="none" fo:color="#000000" loext:opacity="100%" style:font-name="Calibri2" fo:letter-spacing="normal" fo:font-style="normal" fo:font-weight="normal" officeooo:rsid="00c7122d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55" style:family="text">
      <style:text-properties fo:font-variant="normal" fo:text-transform="none" fo:color="#000000" loext:opacity="100%" style:font-name="Calibri2" fo:letter-spacing="normal" fo:font-style="normal" fo:font-weight="normal" officeooo:rsid="00c838ae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56" style:family="text">
      <style:text-properties fo:font-variant="normal" fo:text-transform="none" fo:color="#000000" loext:opacity="100%" style:font-name="Calibri2" fo:letter-spacing="normal" fo:font-style="normal" fo:font-weight="normal" officeooo:rsid="00c99993" style:letter-kerning="false" fo:background-color="transparent" loext:char-shading-value="0" style:font-name-asian="Times New Roman1" style:language-asian="ru" style:country-asian="RU" style:font-weight-asian="normal" style:font-name-complex="Courier New1" style:language-complex="ar" style:country-complex="SA" style:font-weight-complex="normal"/>
    </style:style>
    <style:style style:name="T57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0efee7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58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20a062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59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20bafa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60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221c73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61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24a83a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62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275b8e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63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2a8db1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64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2e8249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65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2f10be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66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30114e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67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31c03b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68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410a9f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69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4125f3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70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417704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71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432a89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72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43cf3e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73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45cc00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74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4877f9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75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4b417f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76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4bed05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77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4cc6b6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78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4d6df0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79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4f09ea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80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541185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81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560edd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82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5846c6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83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5b1478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84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5c207a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85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5fb5c6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86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8f6386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87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903e17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88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93d07f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89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9426ae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90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947454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91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967284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92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96d4b7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93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97a774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94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9a05d8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95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9c1c53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96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9e40bb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97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9ed449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98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a0232e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99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b62c60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100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b7e39f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101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b9ce42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102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bb0544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103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bcb423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104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bd3527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105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beb079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106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bf4859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107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bfd460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108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c03808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109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c22270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110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c22598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111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cc98c5" fo:background-color="transparent" loext:char-shading-value="0" style:font-name-asian="Times New Roman1" style:font-size-asian="16pt" style:language-asian="ru" style:country-asian="RU" style:font-name-complex="Courier New1" style:font-size-complex="16pt"/>
    </style:style>
    <style:style style:name="T112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24a83a" fo:background-color="transparent" loext:char-shading-value="0" style:font-name-asian="Times New Roman1" style:font-size-asian="16pt" style:language-asian="ru" style:country-asian="RU" style:font-weight-asian="normal" style:font-name-complex="Courier New1" style:font-size-complex="16pt" style:font-weight-complex="normal"/>
    </style:style>
    <style:style style:name="T113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923490" fo:background-color="transparent" loext:char-shading-value="0" style:font-name-asian="Times New Roman1" style:font-size-asian="16pt" style:language-asian="ru" style:country-asian="RU" style:font-weight-asian="normal" style:font-name-complex="Courier New1" style:font-size-complex="16pt" style:font-weight-complex="normal"/>
    </style:style>
    <style:style style:name="T114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20a062" fo:background-color="transparent" loext:char-shading-value="0" style:font-name-asian="Times New Roman1" style:font-size-asian="16pt" style:language-asian="ru" style:country-asian="RU" style:font-weight-asian="normal" style:font-name-complex="Courier New1" style:font-size-complex="16pt" style:font-weight-complex="normal"/>
    </style:style>
    <style:style style:name="T115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bb0544" fo:background-color="transparent" loext:char-shading-value="0" style:font-name-asian="Times New Roman1" style:font-size-asian="16pt" style:language-asian="ru" style:country-asian="RU" style:font-weight-asian="normal" style:font-name-complex="Courier New1" style:font-size-complex="16pt" style:font-weight-complex="normal"/>
    </style:style>
    <style:style style:name="T116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cb85c1" fo:background-color="transparent" loext:char-shading-value="0" style:font-name-asian="Times New Roman1" style:font-size-asian="16pt" style:language-asian="ru" style:country-asian="RU" style:font-weight-asian="normal" style:font-name-complex="Courier New1" style:font-size-complex="16pt" style:font-weight-complex="normal"/>
    </style:style>
    <style:style style:name="T117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46eebc" style:letter-kerning="false" fo:background-color="transparent" loext:char-shading-value="0" style:font-name-asian="Times New Roman1" style:font-size-asian="16pt" style:language-asian="ru" style:country-asian="RU" style:font-name-complex="Courier New1" style:font-size-complex="16pt" style:language-complex="ar" style:country-complex="SA"/>
    </style:style>
    <style:style style:name="T118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96d4b7" style:letter-kerning="false" fo:background-color="transparent" loext:char-shading-value="0" style:font-name-asian="Times New Roman1" style:font-size-asian="16pt" style:language-asian="ru" style:country-asian="RU" style:font-name-complex="Courier New1" style:font-size-complex="16pt" style:language-complex="ar" style:country-complex="SA"/>
    </style:style>
    <style:style style:name="T119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9a05d8" style:letter-kerning="false" fo:background-color="transparent" loext:char-shading-value="0" style:font-name-asian="Times New Roman1" style:font-size-asian="16pt" style:language-asian="ru" style:country-asian="RU" style:font-name-complex="Courier New1" style:font-size-complex="16pt" style:language-complex="ar" style:country-complex="SA"/>
    </style:style>
    <style:style style:name="T120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bd3527" style:letter-kerning="false" fo:background-color="transparent" loext:char-shading-value="0" style:font-name-asian="Times New Roman1" style:font-size-asian="16pt" style:language-asian="ru" style:country-asian="RU" style:font-name-complex="Courier New1" style:font-size-complex="16pt" style:language-complex="ar" style:country-complex="SA"/>
    </style:style>
    <style:style style:name="T121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20d236" style:letter-kerning="false" fo:background-color="transparent" loext:char-shading-value="0" style:font-name-asian="Times New Roman1" style:font-size-asian="16pt" style:language-asian="ru" style:country-asian="RU" style:font-weight-asian="normal" style:font-name-complex="Courier New1" style:font-size-complex="16pt" style:language-complex="ar" style:country-complex="SA" style:font-weight-complex="normal"/>
    </style:style>
    <style:style style:name="T122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221c73" style:letter-kerning="false" fo:background-color="transparent" loext:char-shading-value="0" style:font-name-asian="Times New Roman1" style:font-size-asian="16pt" style:language-asian="ru" style:country-asian="RU" style:font-weight-asian="normal" style:font-name-complex="Courier New1" style:font-size-complex="16pt" style:language-complex="ar" style:country-complex="SA" style:font-weight-complex="normal"/>
    </style:style>
    <style:style style:name="T123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43cf3e" style:letter-kerning="false" fo:background-color="transparent" loext:char-shading-value="0" style:font-name-asian="Times New Roman1" style:font-size-asian="16pt" style:language-asian="ru" style:country-asian="RU" style:font-weight-asian="normal" style:font-name-complex="Courier New1" style:font-size-complex="16pt" style:language-complex="ar" style:country-complex="SA" style:font-weight-complex="normal"/>
    </style:style>
    <style:style style:name="T124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6da60f" style:letter-kerning="false" fo:background-color="transparent" loext:char-shading-value="0" style:font-name-asian="Times New Roman1" style:font-size-asian="16pt" style:language-asian="ru" style:country-asian="RU" style:font-weight-asian="normal" style:font-name-complex="Courier New1" style:font-size-complex="16pt" style:language-complex="ar" style:country-complex="SA" style:font-weight-complex="normal"/>
    </style:style>
    <style:style style:name="T125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normal" officeooo:rsid="009426ae" style:letter-kerning="false" fo:background-color="transparent" loext:char-shading-value="0" style:font-name-asian="Times New Roman1" style:font-size-asian="16pt" style:language-asian="ru" style:country-asian="RU" style:font-weight-asian="normal" style:font-name-complex="Courier New1" style:font-size-complex="16pt" style:language-complex="ar" style:country-complex="SA" style:font-weight-complex="normal"/>
    </style:style>
    <style:style style:name="T126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bold" officeooo:rsid="00117415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font-weight-complex="bold"/>
    </style:style>
    <style:style style:name="T127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bold" officeooo:rsid="0020a062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font-weight-complex="bold"/>
    </style:style>
    <style:style style:name="T128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bold" officeooo:rsid="0024a83a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font-weight-complex="bold"/>
    </style:style>
    <style:style style:name="T129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bold" officeooo:rsid="002663e0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font-weight-complex="bold"/>
    </style:style>
    <style:style style:name="T130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bold" officeooo:rsid="00275b8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font-weight-complex="bold"/>
    </style:style>
    <style:style style:name="T131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bold" officeooo:rsid="00bb0544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font-weight-complex="bold"/>
    </style:style>
    <style:style style:name="T132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bold" officeooo:rsid="00117415" style:letter-kerning="fals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language-complex="ar" style:country-complex="SA" style:font-weight-complex="bold"/>
    </style:style>
    <style:style style:name="T133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bold" officeooo:rsid="0020a062" style:letter-kerning="fals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language-complex="ar" style:country-complex="SA" style:font-weight-complex="bold"/>
    </style:style>
    <style:style style:name="T134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bold" officeooo:rsid="0020d236" style:letter-kerning="fals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language-complex="ar" style:country-complex="SA" style:font-weight-complex="bold"/>
    </style:style>
    <style:style style:name="T135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bold" officeooo:rsid="0024a83a" style:letter-kerning="fals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language-complex="ar" style:country-complex="SA" style:font-weight-complex="bold"/>
    </style:style>
    <style:style style:name="T136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bold" officeooo:rsid="00290989" style:letter-kerning="fals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language-complex="ar" style:country-complex="SA" style:font-weight-complex="bold"/>
    </style:style>
    <style:style style:name="T137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bold" officeooo:rsid="002e8249" style:letter-kerning="fals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language-complex="ar" style:country-complex="SA" style:font-weight-complex="bold"/>
    </style:style>
    <style:style style:name="T138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bold" officeooo:rsid="002c22f9" style:letter-kerning="fals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language-complex="ar" style:country-complex="SA" style:font-weight-complex="bold"/>
    </style:style>
    <style:style style:name="T139" style:family="text">
      <style:text-properties fo:font-variant="normal" fo:text-transform="none" fo:color="#000000" loext:opacity="100%" style:font-name="Calibri2" fo:font-size="16pt" fo:letter-spacing="normal" fo:language="en" fo:country="US" fo:font-style="normal" fo:font-weight="bold" officeooo:rsid="002d7843" style:letter-kerning="false" fo:background-color="transparent" loext:char-shading-value="0" style:font-name-asian="Times New Roman1" style:font-size-asian="16pt" style:language-asian="ru" style:country-asian="RU" style:font-weight-asian="bold" style:font-name-complex="Courier New1" style:font-size-complex="16pt" style:language-complex="ar" style:country-complex="SA" style:font-weight-complex="bold"/>
    </style:style>
    <style:style style:name="T140" style:family="text">
      <style:text-properties fo:font-variant="normal" fo:text-transform="none" fo:color="#000000" loext:opacity="100%" style:font-name="Calibri2" fo:font-size="24pt" fo:letter-spacing="normal" fo:font-style="normal" officeooo:rsid="006da60f" style:letter-kerning="false" fo:background-color="transparent" loext:char-shading-value="0" style:font-name-asian="Times New Roman1" style:font-size-asian="24pt" style:language-asian="ru" style:country-asian="RU" style:font-name-complex="Courier New1" style:font-size-complex="24pt" style:language-complex="ar" style:country-complex="SA"/>
    </style:style>
    <style:style style:name="T141" style:family="text">
      <style:text-properties fo:font-variant="normal" fo:text-transform="none" fo:color="#000000" loext:opacity="100%" style:font-name="Calibri2" fo:font-size="24pt" fo:letter-spacing="normal" fo:font-style="normal" officeooo:rsid="007f5523" style:letter-kerning="false" fo:background-color="transparent" loext:char-shading-value="0" style:font-name-asian="Times New Roman1" style:font-size-asian="24pt" style:language-asian="ru" style:country-asian="RU" style:font-name-complex="Courier New1" style:font-size-complex="24pt" style:language-complex="ar" style:country-complex="SA"/>
    </style:style>
    <style:style style:name="T142" style:family="text">
      <style:text-properties fo:font-variant="normal" fo:text-transform="none" fo:color="#000000" loext:opacity="100%" style:font-name="Calibri2" fo:font-size="24pt" fo:letter-spacing="normal" fo:font-style="normal" officeooo:rsid="0080107f" style:letter-kerning="false" fo:background-color="transparent" loext:char-shading-value="0" style:font-name-asian="Times New Roman1" style:font-size-asian="24pt" style:language-asian="ru" style:country-asian="RU" style:font-name-complex="Courier New1" style:font-size-complex="24pt" style:language-complex="ar" style:country-complex="SA"/>
    </style:style>
    <style:style style:name="T143" style:family="text">
      <style:text-properties officeooo:rsid="0020a062"/>
    </style:style>
    <style:style style:name="T144" style:family="text">
      <style:text-properties style:use-window-font-color="true" loext:opacity="0%" style:font-name="Calibri" officeooo:rsid="008f6386" style:letter-kerning="false" style:font-name-asian="Calibri1" style:language-asian="en" style:country-asian="US" style:font-name-complex="Tahoma" style:language-complex="ar" style:country-complex="SA"/>
    </style:style>
    <style:style style:name="T145" style:family="text">
      <style:text-properties fo:language="ru" fo:country="RU"/>
    </style:style>
    <style:style style:name="T146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EVOPS ONLINE KYIV 2022</text:p>
      <text:p text:style-name="P13">FINAL PROJECT: CICD Pipeline</text:p>
      <text:p text:style-name="P12">by Gennadiy Molchanov</text:p>
      <text:p text:style-name="P12">Kyiv, Ukraine</text:p>
      <text:p text:style-name="P3"><text:span text:style-name="T143">Slide 2</text:span>. Introduction</text:p>
      <text:p text:style-name="P1"><text:span text:style-name="T144">First, a couple of words about myself.</text:span></text:p>
      <text:p text:style-name="P2">My name is Gennadiy Molchanov, I am 51 and I live in Kyiv.</text:p>
      <text:p text:style-name="P19"><text:span text:style-name="T2">I started programming long </text:span><text:span text:style-name="T3">time </text:span><text:span text:style-name="T2">ago </text:span><text:span text:style-name="T3">at</text:span><text:span text:style-name="T2"> school and </text:span><text:span text:style-name="T3">at </text:span><text:span text:style-name="T2">university. I graduated from Kyiv National University with diploma in chemistry. </text:span></text:p>
      <text:p text:style-name="P19"><text:span text:style-name="T2">Then, I </text:span>g<text:span text:style-name="T6">o</text:span>t<text:span text:style-name="T2"> </text:span><text:span text:style-name="T4">the </text:span><text:span text:style-name="T2">second diploma in commercial law and practised in law almost 20 years.</text:span><text:span text:style-name="T1"> </text:span></text:p>
      <text:p text:style-name="P11"><text:span text:style-name="hljs-keyword"><text:span text:style-name="T99">Prior to </text:span></text:span><text:span text:style-name="hljs-keyword"><text:span text:style-name="T58">this devops programm, I studied computer science and programming </text:span></text:span><text:span text:style-name="hljs-keyword"><text:span text:style-name="T100">in Python and Javascript</text:span></text:span><text:span text:style-name="hljs-keyword"><text:span text:style-name="T58">. </text:span></text:span><text:span text:style-name="hljs-keyword"><text:span text:style-name="T68">I’ve c</text:span></text:span><text:span text:style-name="hljs-keyword"><text:span text:style-name="T58">ompleted C</text:span></text:span><text:span text:style-name="hljs-keyword"><text:span text:style-name="T69">S</text:span></text:span><text:span text:style-name="hljs-keyword"><text:span text:style-name="T58">50 and C</text:span></text:span><text:span text:style-name="hljs-keyword"><text:span text:style-name="T69">S</text:span></text:span><text:span text:style-name="hljs-keyword"><text:span text:style-name="T58">50Web </text:span></text:span><text:span text:style-name="hljs-keyword"><text:span text:style-name="T101">courses</text:span></text:span><text:span text:style-name="hljs-keyword"><text:span text:style-name="T58"> on EDX.</text:span></text:span></text:p>
      <text:p text:style-name="P14"><text:span text:style-name="hljs-keyword"><text:span text:style-name="T127">Slide 3</text:span></text:span><text:span text:style-name="hljs-keyword"><text:span text:style-name="T126">. </text:span></text:span><text:span text:style-name="hljs-keyword"><text:span text:style-name="T127">Final Project</text:span></text:span></text:p>
      <text:p text:style-name="P41"><text:span text:style-name="hljs-keyword"><text:span text:style-name="T58">Th</text:span></text:span><text:span text:style-name="hljs-keyword"><text:span text:style-name="T114">e Project </text:span></text:span><text:span text:style-name="hljs-keyword"><text:span text:style-name="T115">theme is C</text:span></text:span><text:span text:style-name="hljs-keyword"><text:span text:style-name="T116">ontinuous </text:span></text:span><text:span text:style-name="hljs-keyword"><text:span text:style-name="T115">I</text:span></text:span><text:span text:style-name="hljs-keyword"><text:span text:style-name="T116">ntegration and </text:span></text:span><text:span text:style-name="hljs-keyword"><text:span text:style-name="T115">C</text:span></text:span><text:span text:style-name="hljs-keyword"><text:span text:style-name="T116">ontinuous </text:span></text:span><text:span text:style-name="hljs-keyword"><text:span text:style-name="T115">D</text:span></text:span><text:span text:style-name="hljs-keyword"><text:span text:style-name="T116">elivery</text:span></text:span><text:span text:style-name="hljs-keyword"><text:span text:style-name="T115"> o</text:span></text:span><text:span text:style-name="hljs-keyword"><text:span text:style-name="T116">f</text:span></text:span><text:span text:style-name="hljs-keyword"><text:span text:style-name="T115"> web application. The </text:span></text:span><text:span text:style-name="hljs-keyword"><text:span text:style-name="T114">p</text:span></text:span><text:span text:style-name="hljs-keyword"><text:span text:style-name="T58">urpose </text:span></text:span><text:span text:style-name="hljs-keyword"><text:span text:style-name="T102">is </text:span></text:span><text:span text:style-name="hljs-keyword"><text:span text:style-name="T58">to build Ci/CD pipeline with </text:span></text:span><text:span text:style-name="hljs-keyword"><text:span text:style-name="T111">a </text:span></text:span><text:span text:style-name="hljs-keyword"><text:span text:style-name="T102">combination </text:span></text:span><text:span text:style-name="hljs-keyword"><text:span text:style-name="T58">of different t</text:span></text:span><text:span text:style-name="hljs-keyword"><text:span text:style-name="T87">echnologies</text:span></text:span><text:span text:style-name="hljs-keyword"><text:span text:style-name="T58">.</text:span></text:span></text:p>
      <text:p text:style-name="P16"><text:span text:style-name="hljs-keyword"><text:span text:style-name="T127">Slide </text:span></text:span><text:span text:style-name="hljs-keyword"><text:span text:style-name="T128">4</text:span></text:span><text:span text:style-name="hljs-keyword"><text:span text:style-name="T126">. </text:span></text:span><text:span text:style-name="hljs-keyword"><text:span text:style-name="T128">Tools</text:span></text:span></text:p>
      <text:p text:style-name="P16"><text:span text:style-name="hljs-keyword"><text:span text:style-name="T112">Here are the tools used in th</text:span></text:span><text:span text:style-name="hljs-keyword"><text:span text:style-name="T113">is</text:span></text:span><text:span text:style-name="hljs-keyword"><text:span text:style-name="T112"> project:</text:span></text:span></text:p>
      <text:list xml:id="list1709090877" text:style-name="L1">
        <text:list-item>
          <text:p text:style-name="P36"><text:span text:style-name="hljs-keyword"><text:span text:style-name="T59">Jenkins plays the central role in orchestration of the process</text:span></text:span><text:span text:style-name="hljs-keyword"><text:span text:style-name="T103">es</text:span></text:span><text:span text:style-name="hljs-keyword"><text:span text:style-name="T59">.</text:span></text:span></text:p>
        </text:list-item>
        <text:list-item>
          <text:p text:style-name="P36"><text:span text:style-name="hljs-keyword"><text:span text:style-name="T59">AWS is a </text:span></text:span><text:span text:style-name="hljs-keyword"><text:span text:style-name="T88">virtual cloud </text:span></text:span><text:span text:style-name="hljs-keyword"><text:span text:style-name="T59">space, where the resources are created</text:span></text:span></text:p>
        </text:list-item>
        <text:list-item>
          <text:p text:style-name="P36"><text:span text:style-name="hljs-keyword"><text:span text:style-name="T59">GitHub is the </text:span></text:span><text:span text:style-name="hljs-keyword"><text:span text:style-name="T70">repositary for the </text:span></text:span><text:span text:style-name="hljs-keyword"><text:span text:style-name="T59">source code</text:span></text:span></text:p>
        </text:list-item>
        <text:list-item>
          <text:p text:style-name="P36"><text:span text:style-name="hljs-keyword"><text:span text:style-name="T59">Terraform raises infrastructure </text:span></text:span><text:span text:style-name="hljs-keyword"><text:span text:style-name="T71">in the cloud</text:span></text:span></text:p>
        </text:list-item>
        <text:list-item>
          <text:p text:style-name="P36"><text:soft-page-break/><text:span text:style-name="hljs-keyword"><text:span text:style-name="T59">Ansible configues webservers and delivers </text:span></text:span><text:span text:style-name="hljs-keyword"><text:span text:style-name="T120">application</text:span></text:span><text:span text:style-name="hljs-keyword"><text:span text:style-name="T59"> code to </text:span></text:span><text:span text:style-name="hljs-keyword"><text:span text:style-name="T105">the </text:span></text:span><text:span text:style-name="hljs-keyword"><text:span text:style-name="T59">servers</text:span></text:span></text:p>
        </text:list-item>
      </text:list>
      <text:p text:style-name="P15"><text:span text:style-name="hljs-keyword"><text:span text:style-name="T127">Slide </text:span></text:span><text:span text:style-name="hljs-keyword"><text:span text:style-name="T128">5</text:span></text:span><text:span text:style-name="hljs-keyword"><text:span text:style-name="T126">. </text:span></text:span><text:span text:style-name="hljs-keyword"><text:span text:style-name="T134">Pipeline</text:span></text:span></text:p>
      <text:p text:style-name="P25"><text:span text:style-name="hljs-keyword"><text:span text:style-name="T59">The </text:span></text:span><text:span text:style-name="hljs-keyword"><text:span text:style-name="T121">Pipeline </text:span></text:span><text:span text:style-name="hljs-keyword"><text:span text:style-name="T122">is </text:span></text:span><text:span text:style-name="hljs-keyword"><text:span text:style-name="T125">technically </text:span></text:span><text:span text:style-name="hljs-keyword"><text:span text:style-name="T122">divided </text:span></text:span><text:span text:style-name="hljs-keyword"><text:span text:style-name="T123">into</text:span></text:span><text:span text:style-name="hljs-keyword"><text:span text:style-name="T122"> two builds. </text:span></text:span><text:span text:style-name="hljs-keyword"><text:span text:style-name="T60">Build 1 is responsible to </text:span></text:span><text:span text:style-name="hljs-keyword"><text:span text:style-name="T72">the </text:span></text:span><text:span text:style-name="hljs-keyword"><text:span text:style-name="T60">infrastructure </text:span></text:span><text:span text:style-name="hljs-keyword"><text:span text:style-name="T89">and </text:span></text:span><text:span text:style-name="hljs-keyword"><text:span text:style-name="T60">Build 2 - for configuration and deploy</text:span></text:span><text:span text:style-name="hljs-keyword"><text:span text:style-name="T89">ment</text:span></text:span><text:span text:style-name="hljs-keyword"><text:span text:style-name="T60">. </text:span></text:span><text:span text:style-name="hljs-keyword"><text:span text:style-name="T72">The s</text:span></text:span><text:span text:style-name="hljs-keyword"><text:span text:style-name="T123">econd build</text:span></text:span><text:span text:style-name="hljs-keyword"><text:span text:style-name="T122"> </text:span></text:span><text:span text:style-name="hljs-keyword"><text:span text:style-name="T60">ends with </text:span></text:span><text:span text:style-name="hljs-keyword"><text:span text:style-name="T73">a </text:span></text:span><text:span text:style-name="hljs-keyword"><text:span text:style-name="T60">notification </text:span></text:span><text:span text:style-name="hljs-keyword"><text:span text:style-name="T90">about the result of the build</text:span></text:span><text:span text:style-name="hljs-keyword"><text:span text:style-name="T59">. </text:span></text:span></text:p>
      <text:p text:style-name="P4"><text:span text:style-name="hljs-keyword"><text:span text:style-name="T8">Slide </text:span></text:span><text:span text:style-name="hljs-keyword"><text:span text:style-name="T9">6</text:span></text:span><text:span text:style-name="hljs-keyword"><text:span text:style-name="T7">. </text:span></text:span><text:span text:style-name="hljs-keyword"><text:span text:style-name="T11">Build 1. Raise Infrastructure</text:span></text:span></text:p>
      <text:p text:style-name="P30"><text:span text:style-name="hljs-keyword"><text:span text:style-name="T61">Bu</text:span></text:span><text:span text:style-name="hljs-keyword"><text:span text:style-name="T64">i</text:span></text:span><text:span text:style-name="hljs-keyword"><text:span text:style-name="T61">ld 1 is manually triggered. Different variables may be configured to get </text:span></text:span><text:span text:style-name="hljs-keyword"><text:span text:style-name="T117">required</text:span></text:span><text:span text:style-name="hljs-keyword"><text:span text:style-name="T61"> architecture and run </text:span></text:span><text:span text:style-name="hljs-keyword"><text:span text:style-name="T91">proper </text:span></text:span><text:span text:style-name="hljs-keyword"><text:span text:style-name="T61">instances. We can see this </text:span></text:span><text:span text:style-name="hljs-keyword"><text:span text:style-name="T106">part </text:span></text:span><text:span text:style-name="hljs-keyword"><text:span text:style-name="T61">later </text:span></text:span><text:span text:style-name="hljs-keyword"><text:span text:style-name="T91">in more details</text:span></text:span><text:span text:style-name="hljs-keyword"><text:span text:style-name="T61">. </text:span></text:span></text:p>
      <text:p text:style-name="P30"><text:span text:style-name="hljs-keyword"><text:span text:style-name="T61">As soon as the job is run, Jenkins check</text:span></text:span><text:span text:style-name="hljs-keyword"><text:span text:style-name="T91">s </text:span></text:span><text:span text:style-name="hljs-keyword"><text:span text:style-name="T61">out Terraform code from GitHub and runs it. </text:span></text:span><text:span text:style-name="hljs-keyword"><text:span text:style-name="T107">As we will see, </text:span></text:span><text:span text:style-name="hljs-keyword"><text:span text:style-name="T61">Terraform </text:span></text:span><text:span text:style-name="hljs-keyword"><text:span text:style-name="T107">main </text:span></text:span><text:span text:style-name="hljs-keyword"><text:span text:style-name="T61">file consist</text:span></text:span><text:span text:style-name="hljs-keyword"><text:span text:style-name="T74">s</text:span></text:span><text:span text:style-name="hljs-keyword"><text:span text:style-name="T61"> of two modules: </text:span></text:span><text:span text:style-name="hljs-keyword"><text:span text:style-name="T93">roughly speaking, the </text:span></text:span><text:span text:style-name="hljs-keyword"><text:span text:style-name="T91">first</text:span></text:span><text:span text:style-name="hljs-keyword"><text:span text:style-name="T75"> </text:span></text:span><text:span text:style-name="hljs-keyword"><text:span text:style-name="T93">one </text:span></text:span><text:span text:style-name="hljs-keyword"><text:span text:style-name="T75">is </text:span></text:span><text:span text:style-name="hljs-keyword"><text:span text:style-name="T61">responsible for </text:span></text:span><text:span text:style-name="hljs-keyword"><text:span text:style-name="T93">the </text:span></text:span><text:span text:style-name="hljs-keyword"><text:span text:style-name="T61">network and </text:span></text:span><text:span text:style-name="hljs-keyword"><text:span text:style-name="T93">the </text:span></text:span><text:span text:style-name="hljs-keyword"><text:span text:style-name="T75">second </text:span></text:span><text:span text:style-name="hljs-keyword"><text:span text:style-name="T93">one </text:span></text:span><text:span text:style-name="hljs-keyword"><text:span text:style-name="T75">– for </text:span></text:span><text:span text:style-name="hljs-keyword"><text:span text:style-name="T61">instances.</text:span></text:span></text:p>
      <text:p text:style-name="P20"><text:span text:style-name="hljs-keyword"><text:span text:style-name="T61">Instance module is also resposible for collection of IP addresses and saving them remotely </text:span></text:span><text:span text:style-name="hljs-keyword"><text:span text:style-name="T76">in s3 bucket</text:span></text:span><text:span text:style-name="hljs-keyword"><text:span text:style-name="T61">.</text:span></text:span></text:p>
      <text:p text:style-name="P17"><text:span text:style-name="hljs-keyword"><text:span text:style-name="T127">Slide</text:span></text:span><text:span text:style-name="hljs-keyword"><text:span text:style-name="T126"> </text:span></text:span><text:span text:style-name="hljs-keyword"><text:span text:style-name="T129">7</text:span></text:span><text:span text:style-name="hljs-keyword"><text:span text:style-name="T126">. <text:s/></text:span></text:span><text:span text:style-name="hljs-keyword"><text:span text:style-name="T135">Build 1. Infrastructure</text:span></text:span></text:p>
      <text:p text:style-name="P32"><text:span text:style-name="hljs-keyword"><text:span text:style-name="T62">On this schema we can see </text:span></text:span><text:span text:style-name="hljs-keyword"><text:span text:style-name="T92">an example with </text:span></text:span><text:span text:style-name="hljs-keyword"><text:span text:style-name="T62">two environments named D</text:span></text:span><text:span text:style-name="hljs-keyword"><text:span text:style-name="T77">EV</text:span></text:span><text:span text:style-name="hljs-keyword"><text:span text:style-name="T62"> and P</text:span></text:span><text:span text:style-name="hljs-keyword"><text:span text:style-name="T77">ROD</text:span></text:span><text:span text:style-name="hljs-keyword"><text:span text:style-name="T62">. D</text:span></text:span><text:span text:style-name="hljs-keyword"><text:span text:style-name="T77">EV </text:span></text:span><text:span text:style-name="hljs-keyword"><text:span text:style-name="T92">environment has custom vpc, one public subnet, load balancer and two webservers located in public subnet. </text:span></text:span><text:span text:style-name="hljs-keyword"><text:span text:style-name="T62">P</text:span></text:span><text:span text:style-name="hljs-keyword"><text:span text:style-name="T77">ROD</text:span></text:span><text:span text:style-name="hljs-keyword"><text:span text:style-name="T92"> environment has custom vpc, public and private subnets, load balancer and two web servers located in different availability zones. </text:span></text:span></text:p>
      <text:p text:style-name="P32"><text:span text:style-name="hljs-keyword"><text:span text:style-name="T92">It can also include RDS service with a database instance located in a private subnet </text:span></text:span><text:span text:style-name="hljs-keyword"><text:span text:style-name="T93">(however, this RDS part is not implemeted yet)</text:span></text:span><text:span text:style-name="hljs-keyword"><text:span text:style-name="T92">.</text:span></text:span></text:p>
      <text:p text:style-name="P31"><text:span text:style-name="hljs-keyword"><text:span text:style-name="T118">In fact</text:span></text:span><text:span text:style-name="hljs-keyword"><text:span text:style-name="T92">, t</text:span></text:span><text:span text:style-name="hljs-keyword"><text:span text:style-name="T62">he architacture </text:span></text:span><text:span text:style-name="hljs-keyword"><text:span text:style-name="T92">is </text:span></text:span><text:span text:style-name="hljs-keyword"><text:span text:style-name="T62">de</text:span></text:span><text:span text:style-name="hljs-keyword"><text:span text:style-name="T92">termined </text:span></text:span><text:span text:style-name="hljs-keyword"><text:span text:style-name="T62">with input variables </text:span></text:span><text:span text:style-name="hljs-keyword"><text:span text:style-name="T92">and </text:span></text:span><text:span text:style-name="hljs-keyword"><text:span text:style-name="T62">may be </text:span></text:span><text:span text:style-name="hljs-keyword"><text:span text:style-name="T92">very different</text:span></text:span><text:span text:style-name="hljs-keyword"><text:span text:style-name="T62">. </text:span></text:span></text:p>
      <text:p text:style-name="P21"><text:span text:style-name="hljs-keyword"><text:span text:style-name="T62">Jenki</text:span></text:span><text:span text:style-name="hljs-keyword"><text:span text:style-name="T79">n</text:span></text:span><text:span text:style-name="hljs-keyword"><text:span text:style-name="T62">s server is located in the default VPC. </text:span></text:span><text:span text:style-name="hljs-keyword"><text:span text:style-name="T79">But it</text:span></text:span><text:span text:style-name="hljs-keyword"><text:span text:style-name="T62"> can communicate to </text:span></text:span><text:span text:style-name="hljs-keyword"><text:span text:style-name="T79">the </text:span></text:span><text:span text:style-name="hljs-keyword"><text:span text:style-name="T62">instances in</text:span></text:span><text:span text:style-name="hljs-keyword"><text:span text:style-name="T79">side</text:span></text:span><text:span text:style-name="hljs-keyword"><text:span text:style-name="T62"> </text:span></text:span><text:span text:style-name="hljs-keyword"><text:span text:style-name="T79">the </text:span></text:span><text:span text:style-name="hljs-keyword"><text:span text:style-name="T62">custom VPCs due to vpc peering connection.</text:span></text:span></text:p>
      <text:p text:style-name="P18"><text:soft-page-break/><text:span text:style-name="hljs-keyword"><text:span text:style-name="T127">Slide</text:span></text:span><text:span text:style-name="hljs-keyword"><text:span text:style-name="T126"> </text:span></text:span><text:span text:style-name="hljs-keyword"><text:span text:style-name="T130">8</text:span></text:span><text:span text:style-name="hljs-keyword"><text:span text:style-name="T126">. <text:s/></text:span></text:span><text:span text:style-name="hljs-keyword"><text:span text:style-name="T135">Build 1. </text:span></text:span><text:span text:style-name="hljs-keyword"><text:span text:style-name="T136">Terraform Code - modules</text:span></text:span><text:span text:style-name="hljs-keyword"><text:span text:style-name="T135"> </text:span></text:span></text:p>
      <text:p text:style-name="P33"><text:span text:style-name="hljs-keyword"><text:span text:style-name="T63">Here </text:span></text:span><text:span text:style-name="hljs-keyword"><text:span text:style-name="T119">we can see </text:span></text:span><text:span text:style-name="hljs-keyword"><text:span text:style-name="T63">how </text:span></text:span><text:span text:style-name="hljs-keyword"><text:span text:style-name="T94">some </text:span></text:span><text:span text:style-name="hljs-keyword"><text:span text:style-name="T63">variables can be customized </text:span></text:span><text:span text:style-name="hljs-keyword"><text:span text:style-name="T94">for </text:span></text:span><text:span text:style-name="hljs-keyword"><text:span text:style-name="T63">different </text:span></text:span><text:span text:style-name="hljs-keyword"><text:span text:style-name="T94">environments</text:span></text:span><text:span text:style-name="hljs-keyword"><text:span text:style-name="T63">.</text:span></text:span></text:p>
      <text:p text:style-name="P34"><text:span text:style-name="hljs-keyword"><text:span text:style-name="T78">F</text:span></text:span><text:span text:style-name="hljs-keyword"><text:span text:style-name="T62">or </text:span></text:span><text:span text:style-name="hljs-keyword"><text:span text:style-name="T78">instance</text:span></text:span><text:span text:style-name="hljs-keyword"><text:span text:style-name="T62">: CIDR blocks, private and public subnets, </text:span></text:span><text:span text:style-name="hljs-keyword"><text:span text:style-name="T63">the type of OS </text:span></text:span><text:span text:style-name="hljs-keyword"><text:span text:style-name="T94">for instances </text:span></text:span><text:span text:style-name="hljs-keyword"><text:span text:style-name="T63">and type of </text:span></text:span><text:span text:style-name="hljs-keyword"><text:span text:style-name="T80">the </text:span></text:span><text:span text:style-name="hljs-keyword"><text:span text:style-name="T63">instance</text:span></text:span><text:span text:style-name="hljs-keyword"><text:span text:style-name="T94">s are determined </text:span></text:span><text:span text:style-name="hljs-keyword"><text:span text:style-name="T95">dif</text:span></text:span><text:span text:style-name="hljs-keyword"><text:span text:style-name="T108">f</text:span></text:span><text:span text:style-name="hljs-keyword"><text:span text:style-name="T95">erently for DEV and PROD environments</text:span></text:span><text:span text:style-name="hljs-keyword"><text:span text:style-name="T63">.</text:span></text:span><text:span text:style-name="hljs-keyword"><text:span text:style-name="T57"> </text:span></text:span></text:p>
      <text:p text:style-name="P34"><text:span text:style-name="hljs-keyword"><text:span text:style-name="T95">With </text:span></text:span><text:span text:style-name="hljs-keyword"><text:span text:style-name="T63">terraform modules </text:span></text:span><text:span text:style-name="hljs-keyword"><text:span text:style-name="T95">w</text:span></text:span><text:span text:style-name="hljs-keyword"><text:span text:style-name="T63">e can raise either one specific environment or several environments simultaniously.</text:span></text:span></text:p>
      <text:p text:style-name="P37"><text:span text:style-name="hljs-keyword"><text:span text:style-name="T133">Slide</text:span></text:span><text:span text:style-name="hljs-keyword"><text:span text:style-name="T132"> </text:span></text:span><text:span text:style-name="hljs-keyword"><text:span text:style-name="T138">9</text:span></text:span><text:span text:style-name="hljs-keyword"><text:span text:style-name="T132">. <text:s/></text:span></text:span><text:span text:style-name="hljs-keyword"><text:span text:style-name="T135">Build 1. </text:span></text:span><text:span text:style-name="hljs-keyword"><text:span text:style-name="T136">Terraform Code – </text:span></text:span><text:span text:style-name="hljs-keyword"><text:span text:style-name="T139">backend and inventory data</text:span></text:span><text:span text:style-name="hljs-keyword"><text:span text:style-name="T135"> </text:span></text:span></text:p>
      <text:p text:style-name="P22"><text:span text:style-name="hljs-keyword"><text:span text:style-name="T64">Terraform state is kept remotely in s3 bucket. </text:span></text:span></text:p>
      <text:p text:style-name="P22"><text:span text:style-name="hljs-keyword"><text:span text:style-name="T64">S3 bucket also keep</text:span></text:span><text:span text:style-name="hljs-keyword"><text:span text:style-name="T81">s</text:span></text:span><text:span text:style-name="hljs-keyword"><text:span text:style-name="T64"> some inventory data, </text:span></text:span><text:span text:style-name="hljs-keyword"><text:span text:style-name="T81">which are</text:span></text:span><text:span text:style-name="hljs-keyword"><text:span text:style-name="T64"> required for further configuration and deployment. </text:span></text:span></text:p>
      <text:p text:style-name="P5"><text:span text:style-name="hljs-keyword"><text:span text:style-name="T12">Slide</text:span></text:span><text:span text:style-name="hljs-keyword"><text:span text:style-name="T10"> </text:span></text:span><text:span text:style-name="hljs-keyword"><text:span text:style-name="T13">10</text:span></text:span><text:span text:style-name="hljs-keyword"><text:span text:style-name="T10">. <text:s/></text:span></text:span><text:span text:style-name="hljs-keyword"><text:span text:style-name="T11">Build </text:span></text:span><text:span text:style-name="hljs-keyword"><text:span text:style-name="T13">2</text:span></text:span><text:span text:style-name="hljs-keyword"><text:span text:style-name="T11">. </text:span></text:span><text:span text:style-name="hljs-keyword"><text:span text:style-name="T13">Configuration and Provisioning</text:span></text:span></text:p>
      <text:p text:style-name="P22"><text:span text:style-name="hljs-keyword"><text:span text:style-name="T64">On this slide we can see the sequence of </text:span></text:span><text:span text:style-name="hljs-keyword"><text:span text:style-name="T61">Bu</text:span></text:span><text:span text:style-name="hljs-keyword"><text:span text:style-name="T64">i</text:span></text:span><text:span text:style-name="hljs-keyword"><text:span text:style-name="T61">ld </text:span></text:span><text:span text:style-name="hljs-keyword"><text:span text:style-name="T64">2</text:span></text:span><text:span text:style-name="hljs-keyword"><text:span text:style-name="T61"> </text:span></text:span><text:span text:style-name="hljs-keyword"><text:span text:style-name="T64">actions</text:span></text:span><text:span text:style-name="hljs-keyword"><text:span text:style-name="T61">. </text:span></text:span></text:p>
      <text:p text:style-name="P22"><text:span text:style-name="hljs-keyword"><text:span text:style-name="T64">1) <text:s text:c="2"/>developers push a new commit to GitHub;</text:span></text:span></text:p>
      <text:p text:style-name="P22"><text:span text:style-name="hljs-keyword"><text:span text:style-name="T64">2) <text:s text:c="2"/>GitHub notifies Jenkins and this </text:span></text:span><text:span text:style-name="hljs-keyword"><text:span text:style-name="T82">notification </text:span></text:span><text:span text:style-name="hljs-keyword"><text:span text:style-name="T64">triggers a new job;</text:span></text:span></text:p>
      <text:p text:style-name="P22"><text:span text:style-name="hljs-keyword"><text:span text:style-name="T64">3-</text:span></text:span><text:span text:style-name="hljs-keyword"><text:span text:style-name="T66">4</text:span></text:span><text:span text:style-name="hljs-keyword"><text:span text:style-name="T64">) <text:s text:c="2"/>Jenkins check</text:span></text:span><text:span text:style-name="hljs-keyword"><text:span text:style-name="T96">s </text:span></text:span><text:span text:style-name="hljs-keyword"><text:span text:style-name="T64">out Ansible playbook and website code;</text:span></text:span></text:p>
      <text:p text:style-name="P23"><text:span text:style-name="hljs-keyword"><text:span text:style-name="T66">5</text:span></text:span><text:span text:style-name="hljs-keyword"><text:span text:style-name="T64">) <text:s text:c="2"/>Jenkins </text:span></text:span><text:span text:style-name="hljs-keyword"><text:span text:style-name="T65">pulls </text:span></text:span><text:span text:style-name="hljs-keyword"><text:span text:style-name="T83">from s3 </text:span></text:span><text:span text:style-name="hljs-keyword"><text:span text:style-name="T65">inventory data – </text:span></text:span><text:span text:style-name="hljs-keyword"><text:span text:style-name="T97">ip addresses of running servers</text:span></text:span><text:span text:style-name="hljs-keyword"><text:span text:style-name="T65">;</text:span></text:span></text:p>
      <text:p text:style-name="P26"><text:span text:style-name="hljs-keyword"><text:span text:style-name="T66">6-7</text:span></text:span><text:span text:style-name="hljs-keyword"><text:span text:style-name="T64">) <text:s text:c="2"/></text:span></text:span><text:span text:style-name="hljs-keyword"><text:span text:style-name="T97">then </text:span></text:span><text:span text:style-name="hljs-keyword"><text:span text:style-name="T64">Ansible:</text:span></text:span></text:p>
      <text:p text:style-name="P26"><text:span text:style-name="hljs-keyword"><text:span text:style-name="T64"><text:tab/>- checks the status of </text:span></text:span><text:span text:style-name="hljs-keyword"><text:span text:style-name="T83">the </text:span></text:span><text:span text:style-name="hljs-keyword"><text:span text:style-name="T64">webservers, </text:span></text:span></text:p>
      <text:p text:style-name="P26"><text:span text:style-name="hljs-keyword"><text:span text:style-name="T64"><text:tab/>- updates configuration </text:span></text:span><text:span text:style-name="hljs-keyword"><text:span text:style-name="T83">as</text:span></text:span><text:span text:style-name="hljs-keyword"><text:span text:style-name="T64"> required, and </text:span></text:span></text:p>
      <text:p text:style-name="P26"><text:span text:style-name="hljs-keyword"><text:span text:style-name="T64"><text:tab/>- delivers new or modified source code to all apache webservers;</text:span></text:span></text:p>
      <text:p text:style-name="P24"><text:span text:style-name="hljs-keyword"><text:span text:style-name="T66">8</text:span></text:span><text:span text:style-name="hljs-keyword"><text:span text:style-name="T64">) <text:s text:c="3"/></text:span></text:span><text:span text:style-name="hljs-keyword"><text:span text:style-name="T84">finally </text:span></text:span><text:span text:style-name="hljs-keyword"><text:span text:style-name="T64">Jenkins </text:span></text:span><text:span text:style-name="hljs-keyword"><text:span text:style-name="T66">send</text:span></text:span><text:span text:style-name="hljs-keyword"><text:span text:style-name="T84">s</text:span></text:span><text:span text:style-name="hljs-keyword"><text:span text:style-name="T66"> slack notification to </text:span></text:span><text:span text:style-name="hljs-keyword"><text:span text:style-name="T85">a </text:span></text:span><text:span text:style-name="hljs-keyword"><text:span text:style-name="T66">developers’ team.</text:span></text:span></text:p>
      <text:p text:style-name="P6"><text:span text:style-name="hljs-keyword"><text:span text:style-name="T133">Slide</text:span></text:span><text:span text:style-name="hljs-keyword"><text:span text:style-name="T132"> </text:span></text:span><text:span text:style-name="hljs-keyword"><text:span text:style-name="T137">1</text:span></text:span><text:span text:style-name="hljs-keyword"><text:span text:style-name="T14">1</text:span></text:span><text:span text:style-name="hljs-keyword"><text:span text:style-name="T132">. <text:s/></text:span></text:span><text:span text:style-name="hljs-keyword"><text:span text:style-name="T135">Build </text:span></text:span><text:span text:style-name="hljs-keyword"><text:span text:style-name="T137">2</text:span></text:span><text:span text:style-name="hljs-keyword"><text:span text:style-name="T135">. </text:span></text:span><text:span text:style-name="hljs-keyword"><text:span text:style-name="T15">Webhook trigger</text:span></text:span></text:p>
      <text:p text:style-name="P35"><text:soft-page-break/><text:span text:style-name="hljs-keyword"><text:span text:style-name="T98">As was mentioned, Jenkins uses </text:span></text:span><text:span text:style-name="hljs-keyword"><text:span text:style-name="T67">webhook </text:span></text:span><text:span text:style-name="hljs-keyword"><text:span text:style-name="T98">trigger which </text:span></text:span><text:span text:style-name="hljs-keyword"><text:span text:style-name="T67">is configur</text:span></text:span><text:span text:style-name="hljs-keyword"><text:span text:style-name="T98">ed</text:span></text:span><text:span text:style-name="hljs-keyword"><text:span text:style-name="T67"> </text:span></text:span><text:span text:style-name="hljs-keyword"><text:span text:style-name="T109">both in Jenkins and </text:span></text:span><text:span text:style-name="hljs-keyword"><text:span text:style-name="T67">in </text:span></text:span><text:span text:style-name="hljs-keyword"><text:span text:style-name="T110">the </text:span></text:span><text:span text:style-name="hljs-keyword"><text:span text:style-name="T67">settings </text:span></text:span><text:span text:style-name="hljs-keyword"><text:span text:style-name="T110">of </text:span></text:span><text:span text:style-name="hljs-keyword"><text:span text:style-name="T67">GitHub website project.</text:span></text:span></text:p>
      <text:p text:style-name="P7"><text:span text:style-name="hljs-keyword"><text:span text:style-name="T12">Slide</text:span></text:span><text:span text:style-name="hljs-keyword"><text:span text:style-name="T10"> </text:span></text:span><text:span text:style-name="hljs-keyword"><text:span text:style-name="T13">1</text:span></text:span><text:span text:style-name="hljs-keyword"><text:span text:style-name="T15">2</text:span></text:span><text:span text:style-name="hljs-keyword"><text:span text:style-name="T10">. <text:s/></text:span></text:span><text:span text:style-name="hljs-keyword"><text:span text:style-name="T11">Build </text:span></text:span><text:span text:style-name="hljs-keyword"><text:span text:style-name="T13">2</text:span></text:span><text:span text:style-name="hljs-keyword"><text:span text:style-name="T11">. </text:span></text:span><text:span text:style-name="hljs-keyword"><text:span text:style-name="T16">Inventory</text:span></text:span></text:p>
      <text:p text:style-name="P8"><text:span text:style-name="hljs-keyword"><text:span text:style-name="T26">Depending on the number of environments, one or more text files with inventory data may be saved in s3 bucket. </text:span></text:span><text:span text:style-name="hljs-keyword"><text:span text:style-name="T27">In our case we have two </text:span></text:span><text:span text:style-name="hljs-keyword"><text:span text:style-name="T30">environments and respectivley – two </text:span></text:span><text:span text:style-name="hljs-keyword"><text:span text:style-name="T27">files: </text:span></text:span><text:span text:style-name="hljs-keyword"><text:span text:style-name="T17">dev_hosts</text:span></text:span><text:span text:style-name="hljs-keyword"><text:span text:style-name="T27"> and </text:span></text:span><text:span text:style-name="hljs-keyword"><text:span text:style-name="T17">prod_hosts</text:span></text:span><text:span text:style-name="hljs-keyword"><text:span text:style-name="T27">. </text:span></text:span><text:span text:style-name="hljs-keyword"><text:span text:style-name="T46">We can see that </text:span></text:span><text:span text:style-name="hljs-keyword"><text:span text:style-name="T27">Jenkins fetches all these files </text:span></text:span><text:span text:style-name="hljs-keyword"><text:span text:style-name="T46">with </text:span></text:span><text:span text:style-name="hljs-keyword"><text:span text:style-name="T21">aws-cli </text:span></text:span><text:span text:style-name="hljs-keyword"><text:span text:style-name="T27">and collect</text:span></text:span><text:span text:style-name="hljs-keyword"><text:span text:style-name="T45">s</text:span></text:span><text:span text:style-name="hljs-keyword"><text:span text:style-name="T27"> </text:span></text:span><text:span text:style-name="hljs-keyword"><text:span text:style-name="T45">the </text:span></text:span><text:span text:style-name="hljs-keyword"><text:span text:style-name="T27">data in one file named </text:span></text:span><text:span text:style-name="hljs-keyword"><text:span text:style-name="T17">hosts</text:span></text:span><text:span text:style-name="hljs-keyword"><text:span text:style-name="T27">.</text:span></text:span></text:p>
      <text:p text:style-name="P8"><text:span text:style-name="hljs-keyword"><text:span text:style-name="T12">Slide</text:span></text:span><text:span text:style-name="hljs-keyword"><text:span text:style-name="T10"> </text:span></text:span><text:span text:style-name="hljs-keyword"><text:span text:style-name="T13">1</text:span></text:span><text:span text:style-name="hljs-keyword"><text:span text:style-name="T17">3</text:span></text:span><text:span text:style-name="hljs-keyword"><text:span text:style-name="T10">. <text:s/></text:span></text:span><text:span text:style-name="hljs-keyword"><text:span text:style-name="T11">Build </text:span></text:span><text:span text:style-name="hljs-keyword"><text:span text:style-name="T13">2</text:span></text:span><text:span text:style-name="hljs-keyword"><text:span text:style-name="T11">. </text:span></text:span><text:span text:style-name="hljs-keyword"><text:span text:style-name="T17">Ansible playbook: configuration</text:span></text:span></text:p>
      <text:p text:style-name="P8"><text:span text:style-name="hljs-keyword"><text:span text:style-name="T27">Ansible playbook uses blocks, conditions, and handlers to configure Apache web server depanding on OS family.</text:span></text:span></text:p>
      <text:p text:style-name="P8"><text:span text:style-name="hljs-keyword"><text:span text:style-name="T12">Slide</text:span></text:span><text:span text:style-name="hljs-keyword"><text:span text:style-name="T10"> </text:span></text:span><text:span text:style-name="hljs-keyword"><text:span text:style-name="T13">1</text:span></text:span><text:span text:style-name="hljs-keyword"><text:span text:style-name="T17">4</text:span></text:span><text:span text:style-name="hljs-keyword"><text:span text:style-name="T10">. <text:s/></text:span></text:span><text:span text:style-name="hljs-keyword"><text:span text:style-name="T11">Build </text:span></text:span><text:span text:style-name="hljs-keyword"><text:span text:style-name="T13">2</text:span></text:span><text:span text:style-name="hljs-keyword"><text:span text:style-name="T11">. </text:span></text:span><text:span text:style-name="hljs-keyword"><text:span text:style-name="T17">Ansible playbook: deploy</text:span></text:span></text:p>
      <text:p text:style-name="P9"><text:span text:style-name="hljs-keyword"><text:span text:style-name="T27">Ansible playbook </text:span></text:span><text:span text:style-name="hljs-keyword"><text:span text:style-name="T28">uses </text:span></text:span><text:span text:style-name="hljs-keyword"><text:span text:style-name="T22">synchronize module</text:span></text:span><text:span text:style-name="hljs-keyword"><text:span text:style-name="T28"> to get faster delivery of the source code to webserver. </text:span></text:span><text:span text:style-name="hljs-keyword"><text:span text:style-name="T47">In addition, o</text:span></text:span><text:span text:style-name="hljs-keyword"><text:span text:style-name="T28">ld </text:span></text:span><text:span text:style-name="hljs-keyword"><text:span text:style-name="T47">and </text:span></text:span><text:span text:style-name="hljs-keyword"><text:span text:style-name="T28">unused files are </text:span></text:span><text:span text:style-name="hljs-keyword"><text:span text:style-name="T47">automatically </text:span></text:span><text:span text:style-name="hljs-keyword"><text:span text:style-name="T28">removed </text:span></text:span><text:span text:style-name="hljs-keyword"><text:span text:style-name="T47">from</text:span></text:span><text:span text:style-name="hljs-keyword"><text:span text:style-name="T28"> the servers due to syncronization option “delete: yes”.</text:span></text:span></text:p>
      <text:p text:style-name="P10"><text:span text:style-name="hljs-keyword"><text:span text:style-name="T12">Slide</text:span></text:span><text:span text:style-name="hljs-keyword"><text:span text:style-name="T10"> </text:span></text:span><text:span text:style-name="hljs-keyword"><text:span text:style-name="T13">1</text:span></text:span><text:span text:style-name="hljs-keyword"><text:span text:style-name="T18">5</text:span></text:span><text:span text:style-name="hljs-keyword"><text:span text:style-name="T10">. <text:s/></text:span></text:span><text:span text:style-name="hljs-keyword"><text:span text:style-name="T11">Build </text:span></text:span><text:span text:style-name="hljs-keyword"><text:span text:style-name="T13">2</text:span></text:span><text:span text:style-name="hljs-keyword"><text:span text:style-name="T11">. </text:span></text:span><text:span text:style-name="hljs-keyword"><text:span text:style-name="T18">Slack notification</text:span></text:span></text:p>
      <text:p text:style-name="P40"><text:span text:style-name="hljs-keyword"><text:span text:style-name="T29">Finally, </text:span></text:span><text:span text:style-name="hljs-keyword"><text:span text:style-name="T48">brief </text:span></text:span><text:span text:style-name="hljs-keyword"><text:span text:style-name="T29">notification report </text:span></text:span><text:span text:style-name="hljs-keyword"><text:span text:style-name="T49">shall be</text:span></text:span><text:span text:style-name="hljs-keyword"><text:span text:style-name="T29"> sent to speci</text:span></text:span><text:span text:style-name="hljs-keyword"><text:span text:style-name="T49">al</text:span></text:span><text:span text:style-name="hljs-keyword"><text:span text:style-name="T29"> Slack channel. It shows the result of the job: SUCCESS or FAILURE. Any person </text:span></text:span><text:span text:style-name="hljs-keyword"><text:span text:style-name="T49">subcribed </text:span></text:span><text:span text:style-name="hljs-keyword"><text:span text:style-name="T29">to th</text:span></text:span><text:span text:style-name="hljs-keyword"><text:span text:style-name="T49">is</text:span></text:span><text:span text:style-name="hljs-keyword"><text:span text:style-name="T29"> channel may </text:span></text:span><text:span text:style-name="hljs-keyword"><text:span text:style-name="T31">following </text:span></text:span><text:span text:style-name="hljs-keyword"><text:span text:style-name="T29">the link </text:span></text:span><text:span text:style-name="hljs-keyword"><text:span text:style-name="T52">and see </text:span></text:span><text:span text:style-name="hljs-keyword"><text:span text:style-name="T29">the log</text:span></text:span><text:span text:style-name="hljs-keyword"><text:span text:style-name="T49">s</text:span></text:span><text:span text:style-name="hljs-keyword"><text:span text:style-name="T29"> </text:span></text:span><text:span text:style-name="hljs-keyword"><text:span text:style-name="T49">of the job </text:span></text:span><text:span text:style-name="hljs-keyword"><text:span text:style-name="T29">.</text:span></text:span></text:p>
      <text:p text:style-name="P38"><text:span text:style-name="hljs-keyword"><text:span text:style-name="T12">Slide</text:span></text:span><text:span text:style-name="hljs-keyword"><text:span text:style-name="T10"> </text:span></text:span><text:span text:style-name="hljs-keyword"><text:span text:style-name="T13">1</text:span></text:span><text:span text:style-name="hljs-keyword"><text:span text:style-name="T23">6</text:span></text:span><text:span text:style-name="hljs-keyword"><text:span text:style-name="T10">. <text:s/></text:span></text:span><text:span text:style-name="hljs-keyword"><text:span text:style-name="T23">Docker</text:span></text:span></text:p>
      <text:p text:style-name="P38"><text:span text:style-name="hljs-keyword"><text:span text:style-name="T50">Docker is not a part of this project. And this slide was added just to mention some of my earlier experience with this technology</text:span></text:span><text:span text:style-name="hljs-keyword"><text:span text:style-name="T29">. </text:span></text:span></text:p>
      <text:p text:style-name="P39"><text:span text:style-name="hljs-keyword"><text:span text:style-name="T12">Slide</text:span></text:span><text:span text:style-name="hljs-keyword"><text:span text:style-name="T10"> </text:span></text:span><text:span text:style-name="hljs-keyword"><text:span text:style-name="T13">1</text:span></text:span><text:span text:style-name="hljs-keyword"><text:span text:style-name="T24">7</text:span></text:span><text:span text:style-name="hljs-keyword"><text:span text:style-name="T10">. <text:s/></text:span></text:span><text:span text:style-name="hljs-keyword"><text:span text:style-name="T25">Conclusions</text:span></text:span></text:p>
      <text:p text:style-name="P39"><text:span text:style-name="hljs-keyword"><text:span text:style-name="T51">There </text:span></text:span><text:span text:style-name="hljs-keyword"><text:span text:style-name="T54">are</text:span></text:span><text:span text:style-name="hljs-keyword"><text:span text:style-name="T51"> </text:span></text:span><text:span text:style-name="hljs-keyword"><text:span text:style-name="T54">a</text:span></text:span><text:span text:style-name="hljs-keyword"><text:span text:style-name="T51"> lots of </text:span></text:span><text:span text:style-name="hljs-keyword"><text:span text:style-name="T53">possible </text:span></text:span><text:span text:style-name="hljs-keyword"><text:span text:style-name="T51">improvement</text:span></text:span><text:span text:style-name="hljs-keyword"><text:span text:style-name="T55">s</text:span></text:span><text:span text:style-name="hljs-keyword"><text:span text:style-name="T51"> of </text:span></text:span><text:span text:style-name="hljs-keyword"><text:span text:style-name="T50">th</text:span></text:span><text:span text:style-name="hljs-keyword"><text:span text:style-name="T51">e</text:span></text:span><text:span text:style-name="hljs-keyword"><text:span text:style-name="T50"> project. </text:span></text:span><text:span text:style-name="hljs-keyword"><text:span text:style-name="T51">Some ideas are </text:span></text:span><text:span text:style-name="hljs-keyword"><text:span text:style-name="T56">listed </text:span></text:span><text:span text:style-name="hljs-keyword"><text:span text:style-name="T51">on this slide. Of course, any customization shall address more specific purposes a</text:span></text:span><text:span text:style-name="hljs-keyword"><text:span text:style-name="T50">nd </text:span></text:span><text:span text:style-name="hljs-keyword"><text:span text:style-name="T51">may require further study and research on my side.</text:span></text:span></text:p>
      <text:p text:style-name="P27"><text:span text:style-name="hljs-keyword"><text:span text:style-name="T140">Check list - </text:span></text:span><text:span text:style-name="hljs-keyword"><text:span text:style-name="T142">prepare</text:span></text:span></text:p>
      <text:p text:style-name="P28"><text:span text:style-name="hljs-keyword"><text:span text:style-name="T35">===================== PREPARE =====================</text:span></text:span></text:p>
      <text:list xml:id="list1683510799" text:style-name="L2">
        <text:list-item>
          <text:p text:style-name="P48"><text:span text:style-name="hljs-keyword"><text:span text:style-name="T124">Login AWS =&gt; run Jenkins server =&gt; open Jenkins in brouser</text:span></text:span></text:p>
        </text:list-item>
        <text:list-item>
          <text:p text:style-name="P49"><text:span text:style-name="hljs-keyword"><text:span text:style-name="T124">Update webhook on GitHub</text:span></text:span></text:p>
        </text:list-item>
        <text:list-item>
          <text:p text:style-name="P49"><text:span text:style-name="hljs-keyword"><text:span text:style-name="T124">Open GitHub repositories CICD pipeline and Antique Cafe</text:span></text:span></text:p>
        </text:list-item>
        <text:list-item>
          <text:p text:style-name="P49"><text:span text:style-name="hljs-keyword"><text:span text:style-name="T124">Open VS Studio with both above repositories.</text:span></text:span></text:p>
        </text:list-item>
        <text:list-item>
          <text:p text:style-name="P49"><text:span text:style-name="hljs-keyword"><text:span text:style-name="T124">Check ssh connection to GitHub</text:span></text:span></text:p>
        </text:list-item>
      </text:list>
      <text:p text:style-name="P42"><text:span text:style-name="hljs-keyword"><text:span text:style-name="T32"><text:tab/># <text:s text:c="2"/>eval “$(ssh-agent -s)”; <text:s text:c="2"/>ssh-add ../../.ssh/home…</text:span></text:span></text:p>
      <text:list xml:id="list191450031114776" text:continue-numbering="true" text:style-name="L2">
        <text:list-item>
          <text:p text:style-name="P50"><text:span text:style-name="hljs-keyword"><text:span text:style-name="T33">Open </text:span></text:span><text:span text:style-name="hljs-keyword"><text:span text:style-name="T32">AWS </text:span></text:span><text:span text:style-name="hljs-keyword"><text:span text:style-name="T33">pages:</text:span></text:span></text:p>
        </text:list-item>
      </text:list>
      <text:p text:style-name="P29"><text:span text:style-name="hljs-keyword"><text:span text:style-name="T32"><text:tab/></text:span></text:span><text:span text:style-name="hljs-keyword"><text:span text:style-name="T33">-</text:span></text:span><text:span text:style-name="hljs-keyword"><text:span text:style-name="T32"> </text:span></text:span><text:span text:style-name="hljs-keyword"><text:span text:style-name="T33">VPC</text:span></text:span></text:p>
      <text:p text:style-name="P29"><text:span text:style-name="hljs-keyword"><text:span text:style-name="T33"><text:tab/>- EC2</text:span></text:span></text:p>
      <text:p text:style-name="P29"><text:span text:style-name="hljs-keyword"><text:span text:style-name="T32"><text:tab/>- </text:span></text:span><text:span text:style-name="hljs-keyword"><text:span text:style-name="T33">s3 bucket</text:span></text:span></text:p>
      <text:list xml:id="list191451348104643" text:continue-numbering="true" text:style-name="L2">
        <text:list-item>
          <text:p text:style-name="P50"><text:span text:style-name="hljs-keyword"><text:span text:style-name="T35">Open slack channel </text:span></text:span></text:p>
        </text:list-item>
        <text:list-item>
          <text:p text:style-name="P50"><text:span text:style-name="hljs-keyword"><text:span text:style-name="T35">Open Teams (share window) </text:span></text:span></text:p>
        </text:list-item>
        <text:list-item>
          <text:p text:style-name="P50"><text:span text:style-name="hljs-keyword"><text:span text:style-name="T36">Open MobaXterm </text:span></text:span><text:span text:style-name="hljs-keyword"><text:span text:style-name="T39">(</text:span></text:span><text:span text:style-name="hljs-keyword"><text:span text:style-name="T41">prepare</text:span></text:span><text:span text:style-name="hljs-keyword"><text:span text:style-name="T39"> proper key </text:span></text:span><text:span text:style-name="hljs-keyword"><text:span text:style-name="T40">and server name</text:span></text:span><text:span text:style-name="hljs-keyword"><text:span text:style-name="T39">)</text:span></text:span></text:p>
        </text:list-item>
      </text:list>
      <text:p text:style-name="P28"><text:span text:style-name="hljs-keyword"><text:span text:style-name="T35"/></text:span></text:p>
      <text:p text:style-name="P47"><text:span text:style-name="hljs-keyword"><text:span text:style-name="T140">Check list - </text:span></text:span><text:span text:style-name="hljs-keyword"><text:span text:style-name="T141">test</text:span></text:span></text:p>
      <text:p text:style-name="P28"><text:span text:style-name="hljs-keyword"><text:span text:style-name="T35">============= RUN BUILD 1 - Infrastructure =============</text:span></text:span></text:p>
      <text:list xml:id="list191449930987270" text:continue-numbering="true" text:style-name="L2">
        <text:list-item>
          <text:p text:style-name="P52"><text:span text:style-name="hljs-keyword"><text:span text:style-name="T42">Check</text:span></text:span><text:span text:style-name="hljs-keyword"><text:span text:style-name="T33"> </text:span></text:span><text:span text:style-name="hljs-keyword"><text:span text:style-name="T32">AWS </text:span></text:span><text:span text:style-name="hljs-keyword"><text:span text:style-name="T33">pages:</text:span></text:span></text:p>
        </text:list-item>
      </text:list>
      <text:p text:style-name="P45"><text:span text:style-name="hljs-keyword"><text:span text:style-name="T32"><text:tab/></text:span></text:span><text:span text:style-name="hljs-keyword"><text:span text:style-name="T33">-</text:span></text:span><text:span text:style-name="hljs-keyword"><text:span text:style-name="T32"> </text:span></text:span><text:span text:style-name="hljs-keyword"><text:span text:style-name="T33">VPC </text:span></text:span><text:span text:style-name="hljs-keyword"><text:span text:style-name="T43">=&gt; subnets =&gt; IG =&gt; NAT-GW =&gt; RTs</text:span></text:span></text:p>
      <text:p text:style-name="P45"><text:span text:style-name="hljs-keyword"><text:span text:style-name="T33"><text:tab/>- EC2 </text:span></text:span><text:span text:style-name="hljs-keyword"><text:span text:style-name="T43">=&gt; Elastic IPs =&gt; SGs =&gt; Load Balancers</text:span></text:span></text:p>
      <text:p text:style-name="P54"><text:span text:style-name="hljs-keyword"><text:span text:style-name="T32"><text:tab/> <text:s/>- </text:span></text:span><text:span text:style-name="hljs-keyword"><text:span text:style-name="T33">s3 bucket: <text:s/></text:span></text:span><text:span text:style-name="hljs-keyword"><text:span text:style-name="T43">=&gt; Terraform State =&gt; hosts/*.txt files</text:span></text:span></text:p>
      <text:list xml:id="list191450930249288" text:continue-numbering="true" text:style-name="L2">
        <text:list-item>
          <text:p text:style-name="P53"><text:span text:style-name="hljs-keyword"><text:span text:style-name="T36">Jenkins: pipeline </text:span></text:span><text:span text:style-name="hljs-keyword"><text:span text:style-name="T37"># check results:</text:span></text:span><text:span text:style-name="hljs-keyword"><text:span text:style-name="T35"> </text:span></text:span><text:span text:style-name="hljs-keyword"><text:span text:style-name="T43"># tree command</text:span></text:span></text:p>
          <text:p text:style-name="P53"><text:span text:style-name="hljs-keyword"><text:span text:style-name="T35"/></text:span></text:p>
        </text:list-item>
      </text:list>
      <text:p text:style-name="P28"><text:span text:style-name="hljs-keyword"><text:span text:style-name="T35">============= RUN BUILD </text:span></text:span><text:span text:style-name="hljs-keyword"><text:span text:style-name="T38">2</text:span></text:span><text:span text:style-name="hljs-keyword"><text:span text:style-name="T35"> - </text:span></text:span><text:span text:style-name="hljs-keyword"><text:span text:style-name="T38">Deployment</text:span></text:span><text:span text:style-name="hljs-keyword"><text:span text:style-name="T35"> =============</text:span></text:span></text:p>
      <text:list xml:id="list191450047268719" text:continue-numbering="true" text:style-name="L2">
        <text:list-item>
          <text:p text:style-name="P51"><text:span text:style-name="hljs-keyword"><text:span text:style-name="T33">Change</text:span></text:span><text:span text:style-name="hljs-keyword"><text:span text:style-name="T34">s</text:span></text:span><text:span text:style-name="hljs-keyword"><text:span text:style-name="T33"> in index.html </text:span></text:span><text:span text:style-name="hljs-keyword"><text:span text:style-name="T36">in VS Code</text:span></text:span><text:span text:style-name="hljs-keyword"><text:span text:style-name="T33">:</text:span></text:span></text:p>
        </text:list-item>
      </text:list>
      <text:p text:style-name="P44"><text:span text:style-name="hljs-keyword"><text:span text:style-name="T34"><text:tab/></text:span></text:span><text:span text:style-name="hljs-keyword"><text:span text:style-name="T33">- </text:span></text:span><text:span text:style-name="hljs-keyword"><text:span text:style-name="T34">change </text:span></text:span><text:span text:style-name="hljs-keyword"><text:span text:style-name="T19">Antique Cafe </text:span></text:span><text:span text:style-name="hljs-keyword"><text:span text:style-name="T34">to </text:span></text:span><text:span text:style-name="hljs-keyword"><text:span text:style-name="T20">Modern Cafe</text:span></text:span></text:p>
      <text:p text:style-name="P44"><text:span text:style-name="hljs-keyword"><text:span text:style-name="T34"><text:tab/></text:span></text:span><text:span text:style-name="hljs-keyword"><text:span text:style-name="T34">- </text:span></text:span><text:span text:style-name="hljs-keyword"><text:span text:style-name="T36">git status =&gt; git add . =&gt; git commit -m “project test” =&gt; git push</text:span></text:span></text:p>
      <text:list xml:id="list191450146060372" text:continue-numbering="true" text:style-name="L2">
        <text:list-item>
          <text:p text:style-name="P51"><text:span text:style-name="hljs-keyword"><text:span text:style-name="T35">Control changes:</text:span></text:span></text:p>
        </text:list-item>
      </text:list>
      <text:p text:style-name="P44"><text:span text:style-name="hljs-keyword"><text:span text:style-name="T35"><text:tab/>- </text:span></text:span><text:span text:style-name="hljs-keyword"><text:span text:style-name="T36">GitHub: </text:span></text:span><text:span text:style-name="hljs-keyword"><text:span text:style-name="T32">Antique Cafe </text:span></text:span><text:span text:style-name="hljs-keyword"><text:span text:style-name="T36">repository</text:span></text:span></text:p>
      <text:p text:style-name="P44"><text:span text:style-name="hljs-keyword"><text:span text:style-name="T36"><text:tab/>- Jenkins: pipeline </text:span></text:span><text:span text:style-name="hljs-keyword"><text:span text:style-name="T37"># check start / check results/logs</text:span></text:span></text:p>
      <text:p text:style-name="P44"><text:span text:style-name="hljs-keyword"><text:span text:style-name="T36"><text:tab/>- check instances health status in AWS in load balancers details</text:span></text:span></text:p>
      <text:p text:style-name="P44"><text:span text:style-name="hljs-keyword"><text:span text:style-name="T36"><text:tab/>- open two load balancers via dns in Chome brouser</text:span></text:span></text:p>
      <text:p text:style-name="P46"><text:span text:style-name="hljs-keyword"><text:span text:style-name="T36"><text:tab/>- connect with MobaXterm to any instance =&gt;</text:span></text:span></text:p>
      <text:p text:style-name="P46"><text:span text:style-name="hljs-keyword"><text:span text:style-name="T36"><text:tab/> <text:s/></text:span></text:span><text:span text:style-name="hljs-keyword"><text:span text:style-name="T44"># <text:s text:c="2"/></text:span></text:span><text:span text:style-name="hljs-keyword"><text:span text:style-name="T36">check Apache2 status: <text:s text:c="2"/>systemctl status httpd/apache2</text:span></text:span></text:p>
      <text:list xml:id="list191451632464655" text:continue-numbering="true" text:style-name="L2">
        <text:list-item>
          <text:p text:style-name="P51"><text:span text:style-name="hljs-keyword"><text:span text:style-name="T37">Check notification in the slack channel</text:span></text:span></text:p>
        </text:list-item>
      </text:list>
      <text:p text:style-name="P44"><text:span text:style-name="hljs-keyword"><text:span text:style-name="T132"/></text:span></text:p>
      <text:p text:style-name="P45"><text:span text:style-name="hljs-keyword"><text:span text:style-name="T35">============= RUN BUILD </text:span></text:span><text:span text:style-name="hljs-keyword"><text:span text:style-name="T42">3</text:span></text:span><text:span text:style-name="hljs-keyword"><text:span text:style-name="T35"> - </text:span></text:span><text:span text:style-name="hljs-keyword"><text:span text:style-name="T42">Destroy</text:span></text:span><text:span text:style-name="hljs-keyword"><text:span text:style-name="T35"> =============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PT Sans" svg:font-family="'PT Sans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erif" svg:font-family="'Liberation Serif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swiss" style:font-pitch="variable" fo:font-size="18pt" fo:font-weight="bold" style:font-name-asian="Segoe UI1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ext-break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ljs-operator" style:family="text" style:parent-style-name="Default_20_Paragraph_20_Font"/>
    <style:style style:name="hljs-keyword" style:family="text" style:parent-style-name="Default_20_Paragraph_20_Font"/>
    <style:style style:name="hljs-number" style:family="text" style:parent-style-name="Default_20_Paragraph_20_Font"/>
    <style:style style:name="hljs-comment" style:family="text" style:parent-style-name="Default_20_Paragraph_20_Font"/>
    <style:style style:name="hljs-string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ln" style:family="text" style:parent-style-name="Default_20_Paragraph_20_Font"/>
    <style:style style:name="kwd" style:family="text" style:parent-style-name="Default_20_Paragraph_20_Font"/>
    <style:style style:name="pun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m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6pt" fo:font-weight="normal" style:font-size-asian="14pt" style:font-weight-asian="normal" style:font-size-complex="16pt" style:font-weight-complex="norma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5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14:28:00</meta:creation-date>
    <meta:initial-creator>Gennadiy Molchanov</meta:initial-creator>
    <dc:language>ru-RU</dc:language>
    <meta:print-date>2022-07-17T17:34:46.167000000</meta:print-date>
    <dc:date>2022-07-17T19:14:49.471000000</dc:date>
    <meta:editing-cycles>232</meta:editing-cycles>
    <meta:editing-duration>P10DT14H48M53S</meta:editing-duration>
    <meta:generator>LibreOffice/7.1.3.2$Windows_X86_64 LibreOffice_project/47f78053abe362b9384784d31a6e56f8511eb1c1</meta:generator>
    <meta:document-statistic meta:table-count="0" meta:image-count="0" meta:object-count="0" meta:page-count="6" meta:paragraph-count="97" meta:word-count="1127" meta:character-count="6779" meta:non-whitespace-character-count="5692"/>
    <meta:user-defined meta:name="AppVersion">15.0000</meta:user-defined>
    <meta:template xlink:type="simple" xlink:actuate="onRequest" xlink:title="Normal.dotm" xlink:href=""/>
  </office:meta>
</office:document-meta>
</file>